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3.7575in"/>
    </style:style>
    <style:style style:name="co5" style:family="table-column">
      <style:table-column-properties fo:break-before="auto" style:column-width="3.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alphabet</text:p>
          </table:table-cell>
          <table:table-cell office:value-type="string">
            <text:p>al-pha-bet</text:p>
          </table:table-cell>
          <table:table-cell office:value-type="string">
            <text:p>letters in English, ABC</text:p>
          </table:table-cell>
          <table:table-cell table:style-name="ce1" office:value-type="string">
            <text:p>How many letters are in the alphabet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numbers</text:p>
          </table:table-cell>
          <table:table-cell office:value-type="string">
            <text:p>num-bers</text:p>
          </table:table-cell>
          <table:table-cell office:value-type="string">
            <text:p>1, 2, 3, 4, 5...</text:p>
          </table:table-cell>
          <table:table-cell table:style-name="ce1" office:value-type="string">
            <text:p>I would like you to read number one.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ame</text:p>
          </table:table-cell>
          <table:table-cell office:value-type="string">
            <text:p>what you are called</text:p>
          </table:table-cell>
          <table:table-cell table:style-name="ce1" office:value-type="string">
            <text:p>Can you please tell me your name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ddress</text:p>
          </table:table-cell>
          <table:table-cell office:value-type="string">
            <text:p>ad-dress</text:p>
          </table:table-cell>
          <table:table-cell office:value-type="string">
            <text:p>where you live</text:p>
          </table:table-cell>
          <table:table-cell table:style-name="ce1" office:value-type="string">
            <text:p>What is the address of the school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phone number</text:p>
          </table:table-cell>
          <table:table-cell office:value-type="string">
            <text:p>phone-num-ber</text:p>
          </table:table-cell>
          <table:table-cell office:value-type="string">
            <text:p>the number to call someone</text:p>
          </table:table-cell>
          <table:table-cell table:style-name="ce1" office:value-type="string">
            <text:p>Here is my phone number so you can call me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ain</text:p>
          </table:table-cell>
          <table:table-cell office:value-type="string">
            <text:p>the biggest one, most important</text:p>
          </table:table-cell>
          <table:table-cell table:style-name="ce1" office:value-type="string">
            <text:p>Many people work on Main Street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treet</text:p>
          </table:table-cell>
          <table:table-cell office:value-type="string">
            <text:p>a place where cars can drive</text:p>
          </table:table-cell>
          <table:table-cell table:style-name="ce1" office:value-type="string">
            <text:p>Don't play in the street!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Mexico</text:p>
          </table:table-cell>
          <table:table-cell office:value-type="string">
            <text:p>Mex-i-co</text:p>
          </table:table-cell>
          <table:table-cell office:value-type="string">
            <text:p>a country near America where people speak Spanish</text:p>
          </table:table-cell>
          <table:table-cell table:style-name="ce1" office:value-type="string">
            <text:p>Have you ever been to Mexico?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 and work</text:p>
          </table:table-cell>
          <table:table-cell office:value-type="string">
            <text:p>How many people live in your city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mous</text:p>
          </table:table-cell>
          <table:table-cell office:value-type="string">
            <text:p>fa-mous</text:p>
          </table:table-cell>
          <table:table-cell office:value-type="string">
            <text:p>many people know about them</text:p>
          </table:table-cell>
          <table:table-cell office:value-type="string">
            <text:p>That singer is rich and famous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ctice</text:p>
          </table:table-cell>
          <table:table-cell office:value-type="string">
            <text:p>prac-tice</text:p>
          </table:table-cell>
          <table:table-cell office:value-type="string">
            <text:p>to study, to do many times to get better</text:p>
          </table:table-cell>
          <table:table-cell office:value-type="string">
            <text:p>You need to practice every day to get bette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or</text:p>
          </table:table-cell>
          <table:table-cell office:value-type="string">
            <text:p>act-or</text:p>
          </table:table-cell>
          <table:table-cell office:value-type="string">
            <text:p>a person who acts in a movie</text:p>
          </table:table-cell>
          <table:table-cell office:value-type="string">
            <text:p>Who is your favorite actor?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ress</text:p>
          </table:table-cell>
          <table:table-cell office:value-type="string">
            <text:p>act-ress</text:p>
          </table:table-cell>
          <table:table-cell office:value-type="string">
            <text:p>a female actor</text:p>
          </table:table-cell>
          <table:table-cell office:value-type="string">
            <text:p>She is my favorite actress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thlete</text:p>
          </table:table-cell>
          <table:table-cell office:value-type="string">
            <text:p>ath-lete</text:p>
          </table:table-cell>
          <table:table-cell office:value-type="string">
            <text:p>a person who plays sports</text:p>
          </table:table-cell>
          <table:table-cell office:value-type="string">
            <text:p>The athlete hits the ball very fa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president</text:p>
          </table:table-cell>
          <table:table-cell office:value-type="string">
            <text:p>pres-i-dent</text:p>
          </table:table-cell>
          <table:table-cell office:value-type="string">
            <text:p>a person who leads the country</text:p>
          </table:table-cell>
          <table:table-cell office:value-type="string">
            <text:p>Who is the president of Taiw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e minister</text:p>
          </table:table-cell>
          <table:table-cell office:value-type="string">
            <text:p>prime-min-is-ter</text:p>
          </table:table-cell>
          <table:table-cell office:value-type="string">
            <text:p>a person who leads the country</text:p>
          </table:table-cell>
          <table:table-cell office:value-type="string">
            <text:p>Who is the prime minister of Jap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der</text:p>
          </table:table-cell>
          <table:table-cell office:value-type="string">
            <text:p>lead-er</text:p>
          </table:table-cell>
          <table:table-cell office:value-type="string">
            <text:p>a person who tells others what to do</text:p>
          </table:table-cell>
          <table:table-cell office:value-type="string">
            <text:p>The leader of the team works very hard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America</text:p>
          </table:table-cell>
          <table:table-cell office:value-type="string">
            <text:p>A-mer-i-ca</text:p>
          </table:table-cell>
          <table:table-cell office:value-type="string">
            <text:p>USA, a country where a lot of teachers are from</text:p>
          </table:table-cell>
          <table:table-cell office:value-type="string">
            <text:p>Would you like to visit America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says you can do something</text:p>
          </table:table-cell>
          <table:table-cell office:value-type="string">
            <text:p>Do you have a license to drive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e-mail</text:p>
          </table:table-cell>
          <table:table-cell office:value-type="string">
            <text:p>a message on a computer</text:p>
          </table:table-cell>
          <table:table-cell office:value-type="string">
            <text:p>I will send you an e-mail when I get home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river</text:p>
          </table:table-cell>
          <table:table-cell office:value-type="string">
            <text:p>riv-er</text:p>
          </table:table-cell>
          <table:table-cell office:value-type="string">
            <text:p>a body of moving water</text:p>
          </table:table-cell>
          <table:table-cell office:value-type="string">
            <text:p>Many fish and turtles swim in the river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New York</text:p>
          </table:table-cell>
          <table:table-cell office:value-type="string">
            <text:p>New-York</text:p>
          </table:table-cell>
          <table:table-cell office:value-type="string">
            <text:p>the biggest city in America</text:p>
          </table:table-cell>
          <table:table-cell office:value-type="string">
            <text:p>New York is the largest city in America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e-mer-gen-cy</text:p>
          </table:table-cell>
          <table:table-cell office:value-type="string">
            <text:p>a very serious problem</text:p>
          </table:table-cell>
          <table:table-cell office:value-type="string">
            <text:p>Who do you call if you have an emergency?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art of a building where people live</text:p>
          </table:table-cell>
          <table:table-cell office:value-type="string">
            <text:p>His apartment is very nice but a little small.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many words can you spell?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first</text:p>
          </table:table-cell>
          <table:table-cell office:value-type="string">
            <text:p>number 1</text:p>
          </table:table-cell>
          <table:table-cell office:value-type="string">
            <text:p>I want to be the first person to walk on Mars.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er</text:p>
          </table:table-cell>
          <table:table-cell office:value-type="string">
            <text:p>cent-er</text:p>
          </table:table-cell>
          <table:table-cell office:value-type="string">
            <text:p>the middle</text:p>
          </table:table-cell>
          <table:table-cell office:value-type="string">
            <text:p>There are many stores near the center of the city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sk</text:p>
          </table:table-cell>
          <table:table-cell office:value-type="string">
            <text:p>a table where you can do work</text:p>
          </table:table-cell>
          <table:table-cell office:value-type="string">
            <text:p>Make sure you clean your desk at least once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does math and can use the internet</text:p>
          </table:table-cell>
          <table:table-cell office:value-type="string">
            <text:p>Do you know how to use a computer?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string">
            <text:p>bank</text:p>
          </table:table-cell>
          <table:table-cell office:value-type="string">
            <text:p>a place where you can save and borrow money</text:p>
          </table:table-cell>
          <table:table-cell office:value-type="string">
            <text:p>We can go borrow some money from the ban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post office</text:p>
          </table:table-cell>
          <table:table-cell office:value-type="string">
            <text:p>post-of-fice</text:p>
          </table:table-cell>
          <table:table-cell office:value-type="string">
            <text:p>a place where you can send mail</text:p>
          </table:table-cell>
          <table:table-cell office:value-type="string">
            <text:p>The post office is only open from 8:00 to 6:00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office:value-type="string">
            <text:p>a place where you can buy and eat food</text:p>
          </table:table-cell>
          <table:table-cell office:value-type="string">
            <text:p>She eats at this restaurant three times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kit-chen</text:p>
          </table:table-cell>
          <table:table-cell office:value-type="string">
            <text:p>a room where you make food</text:p>
          </table:table-cell>
          <table:table-cell office:value-type="string">
            <text:p>Does your apartment have a large kitchen?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okshelf</text:p>
          </table:table-cell>
          <table:table-cell office:value-type="string">
            <text:p>book-shelf</text:p>
          </table:table-cell>
          <table:table-cell office:value-type="string">
            <text:p>a box on the wall that holds books</text:p>
          </table:table-cell>
          <table:table-cell office:value-type="string">
            <text:p>Please return your books to the bookshelf every day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How is a globe better than a map?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table</text:p>
          </table:table-cell>
          <table:table-cell office:value-type="string">
            <text:p>ta-ble</text:p>
          </table:table-cell>
          <table:table-cell office:value-type="string">
            <text:p>furniture with a flat top and 4 legs</text:p>
          </table:table-cell>
          <table:table-cell office:value-type="string">
            <text:p>The kids are hiding under the table!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ruler</text:p>
          </table:table-cell>
          <table:table-cell office:value-type="string">
            <text:p>ru-ler</text:p>
          </table:table-cell>
          <table:table-cell office:value-type="string">
            <text:p>a tool that lets you measure and draw straight lines</text:p>
          </table:table-cell>
          <table:table-cell office:value-type="string">
            <text:p>Your ruler can tell you how long something is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dictionary</text:p>
          </table:table-cell>
          <table:table-cell office:value-type="string">
            <text:p>dic-tion-ar-y</text:p>
          </table:table-cell>
          <table:table-cell office:value-type="string">
            <text:p>a book that tells you the meaning of words</text:p>
          </table:table-cell>
          <table:table-cell office:value-type="string">
            <text:p>How many words are in the dictionary?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tebook</text:p>
          </table:table-cell>
          <table:table-cell office:value-type="string">
            <text:p>note-book</text:p>
          </table:table-cell>
          <table:table-cell office:value-type="string">
            <text:p>a book that you can write in</text:p>
          </table:table-cell>
          <table:table-cell office:value-type="string">
            <text:p>You should write your homework in your notebook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ning room</text:p>
          </table:table-cell>
          <table:table-cell office:value-type="string">
            <text:p>di-ning-room</text:p>
          </table:table-cell>
          <table:table-cell office:value-type="string">
            <text:p>a room with a table where you can eat food</text:p>
          </table:table-cell>
          <table:table-cell office:value-type="string">
            <text:p>We will have dinner in the dining room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ttic</text:p>
          </table:table-cell>
          <table:table-cell office:value-type="string">
            <text:p>at-tic</text:p>
          </table:table-cell>
          <table:table-cell office:value-type="string">
            <text:p>a room in the top of a house</text:p>
          </table:table-cell>
          <table:table-cell office:value-type="string">
            <text:p>I think there's a ghost in the attic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string">
            <text:p>yard</text:p>
          </table:table-cell>
          <table:table-cell office:value-type="string">
            <text:p>a place outside a house with grass and maybe a garden</text:p>
          </table:table-cell>
          <table:table-cell office:value-type="string">
            <text:p>The dog is running around the yard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room to park a car in</text:p>
          </table:table-cell>
          <table:table-cell office:value-type="string">
            <text:p>You have a really big garage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basement</text:p>
          </table:table-cell>
          <table:table-cell office:value-type="string">
            <text:p>base-ment</text:p>
          </table:table-cell>
          <table:table-cell office:value-type="string">
            <text:p>a room under a house or building</text:p>
          </table:table-cell>
          <table:table-cell office:value-type="string">
            <text:p>I'm afraid of the mice in my basement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ing room</text:p>
          </table:table-cell>
          <table:table-cell office:value-type="string">
            <text:p>liv-ing-room</text:p>
          </table:table-cell>
          <table:table-cell office:value-type="string">
            <text:p>a room where you can sit and watch TV</text:p>
          </table:table-cell>
          <table:table-cell office:value-type="string">
            <text:p>Does your living room have a TV?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ll phone</text:p>
          </table:table-cell>
          <table:table-cell office:value-type="string">
            <text:p>cell-phone</text:p>
          </table:table-cell>
          <table:table-cell office:value-type="string">
            <text:p>a machine that allows you to call people</text:p>
          </table:table-cell>
          <table:table-cell office:value-type="string">
            <text:p>I lost my cell phone on the MRT!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teresting</text:p>
          </table:table-cell>
          <table:table-cell office:value-type="string">
            <text:p>in-ter-es-ting</text:p>
          </table:table-cell>
          <table:table-cell office:value-type="string">
            <text:p>cool, fun to look at, fun to think about</text:p>
          </table:table-cell>
          <table:table-cell office:value-type="string">
            <text:p>I am reading an interesting book.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Tokyo</text:p>
          </table:table-cell>
          <table:table-cell office:value-type="string">
            <text:p>To-ky-o</text:p>
          </table:table-cell>
          <table:table-cell office:value-type="string">
            <text:p>the biggest city in Japan</text:p>
          </table:table-cell>
          <table:table-cell office:value-type="string">
            <text:p>Have you ever been to Toky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country</text:p>
          </table:table-cell>
          <table:table-cell office:value-type="string">
            <text:p>coun-try</text:p>
          </table:table-cell>
          <table:table-cell office:value-type="string">
            <text:p>a place with a government and a president</text:p>
          </table:table-cell>
          <table:table-cell office:value-type="string">
            <text:p>How many countries have you been t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string">
            <text:p>friend</text:p>
          </table:table-cell>
          <table:table-cell office:value-type="string">
            <text:p>someone you can play with</text:p>
          </table:table-cell>
          <table:table-cell office:value-type="string">
            <text:p>You can ask a friend to play a game with you.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key</text:p>
          </table:table-cell>
          <table:table-cell office:value-type="string">
            <text:p>mon-key</text:p>
          </table:table-cell>
          <table:table-cell office:value-type="string">
            <text:p>an animal that climbs trees and eats bananas</text:p>
          </table:table-cell>
          <table:table-cell office:value-type="string">
            <text:p>The monkeys swing from tree to tree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hospital</text:p>
          </table:table-cell>
          <table:table-cell office:value-type="string">
            <text:p>hos-pit-al</text:p>
          </table:table-cell>
          <table:table-cell office:value-type="string">
            <text:p>a place where you can see a doctor</text:p>
          </table:table-cell>
          <table:table-cell office:value-type="string">
            <text:p>We need to go to the hospital right away!</text:p>
          </table:table-cell>
          <table:table-cell/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theater</text:p>
          </table:table-cell>
          <table:table-cell office:value-type="string">
            <text:p>theat-er</text:p>
          </table:table-cell>
          <table:table-cell office:value-type="string">
            <text:p>a place where you can watch movies on a big screen or see someone perform on a stage</text:p>
          </table:table-cell>
          <table:table-cell office:value-type="string">
            <text:p>We can see a movie at the theater this weekend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here you can borrow and read books</text:p>
          </table:table-cell>
          <table:table-cell office:value-type="string">
            <text:p>Please be quiet while you are in the library!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supermarket</text:p>
          </table:table-cell>
          <table:table-cell office:value-type="string">
            <text:p>su-per-mar-ket</text:p>
          </table:table-cell>
          <table:table-cell office:value-type="string">
            <text:p>a place where you can buy food to cook at home</text:p>
          </table:table-cell>
          <table:table-cell office:value-type="string">
            <text:p>He shops at the supermarket every week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string">
            <text:p>zoo</text:p>
          </table:table-cell>
          <table:table-cell office:value-type="string">
            <text:p>a place where you can see many animals</text:p>
          </table:table-cell>
          <table:table-cell office:value-type="string">
            <text:p>What is your favorite animal in the zoo?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sent</text:p>
          </table:table-cell>
          <table:table-cell office:value-type="string">
            <text:p>ab-sent</text:p>
          </table:table-cell>
          <table:table-cell office:value-type="string">
            <text:p>not here, gone</text:p>
          </table:table-cell>
          <table:table-cell office:value-type="string">
            <text:p>I'm sorry, but the boss is absent toda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dentist</text:p>
          </table:table-cell>
          <table:table-cell office:value-type="string">
            <text:p>dent-ist</text:p>
          </table:table-cell>
          <table:table-cell office:value-type="string">
            <text:p>a tooth doctor</text:p>
          </table:table-cell>
          <table:table-cell office:value-type="string">
            <text:p>The dentist says I need to take better care of my teeth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office</text:p>
          </table:table-cell>
          <table:table-cell office:value-type="string">
            <text:p>of-fice</text:p>
          </table:table-cell>
          <table:table-cell office:value-type="string">
            <text:p>a place where people can work</text:p>
          </table:table-cell>
          <table:table-cell office:value-type="string">
            <text:p>Every day she works in the office in the cit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except</text:p>
          </table:table-cell>
          <table:table-cell office:value-type="string">
            <text:p>ex-cept</text:p>
          </table:table-cell>
          <table:table-cell office:value-type="string">
            <text:p>but not, everything but not this</text:p>
          </table:table-cell>
          <table:table-cell office:value-type="string">
            <text:p>Everyone finished the race except for Bob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lassroom</text:p>
          </table:table-cell>
          <table:table-cell office:value-type="string">
            <text:p>class-room</text:p>
          </table:table-cell>
          <table:table-cell office:value-type="string">
            <text:p>a room where you can learn in school</text:p>
          </table:table-cell>
          <table:table-cell office:value-type="string">
            <text:p>How many students are in the classroom?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udy</text:p>
          </table:table-cell>
          <table:table-cell office:value-type="string">
            <text:p>stud-y</text:p>
          </table:table-cell>
          <table:table-cell office:value-type="string">
            <text:p>to read homework and learn</text:p>
          </table:table-cell>
          <table:table-cell office:value-type="string">
            <text:p>Make sure you study for the test every week!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plant</text:p>
          </table:table-cell>
          <table:table-cell office:value-type="string">
            <text:p>to put a tree or flower in the ground</text:p>
          </table:table-cell>
          <table:table-cell office:value-type="string">
            <text:p>It is important to plant trees in your city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watch</text:p>
          </table:table-cell>
          <table:table-cell office:value-type="string">
            <text:p>a clock on your arm</text:p>
          </table:table-cell>
          <table:table-cell office:value-type="string">
            <text:p>How many hands does your watch have?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listen</text:p>
          </table:table-cell>
          <table:table-cell office:value-type="string">
            <text:p>list-en</text:p>
          </table:table-cell>
          <table:table-cell office:value-type="string">
            <text:p>to hear and think about</text:p>
          </table:table-cell>
          <table:table-cell office:value-type="string">
            <text:p>You should stop and listen before you cross the street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piano</text:p>
          </table:table-cell>
          <table:table-cell office:value-type="string">
            <text:p>pi-an-o</text:p>
          </table:table-cell>
          <table:table-cell office:value-type="string">
            <text:p>an instrument with black and white keys</text:p>
          </table:table-cell>
          <table:table-cell office:value-type="string">
            <text:p>Do you know how to play the piano?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cook</text:p>
          </table:table-cell>
          <table:table-cell office:value-type="string">
            <text:p>to make food</text:p>
          </table:table-cell>
          <table:table-cell office:value-type="string">
            <text:p>You can help your parents cook dinner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ewspaper</text:p>
          </table:table-cell>
          <table:table-cell office:value-type="string">
            <text:p>news-pa-per</text:p>
          </table:table-cell>
          <table:table-cell office:value-type="string">
            <text:p>a big paper that you can read every day that tells you what happened</text:p>
          </table:table-cell>
          <table:table-cell office:value-type="string">
            <text:p>What does the newspaper say about the president?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uitar</text:p>
          </table:table-cell>
          <table:table-cell office:value-type="string">
            <text:p>gui-tar</text:p>
          </table:table-cell>
          <table:table-cell office:value-type="string">
            <text:p>an instrument with 6 strings</text:p>
          </table:table-cell>
          <table:table-cell office:value-type="string">
            <text:p>She has played the guitar for five years.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string">
            <text:p>cards</text:p>
          </table:table-cell>
          <table:table-cell office:value-type="string">
            <text:p>52 pieces of paper that you use to play a game</text:p>
          </table:table-cell>
          <table:table-cell office:value-type="string">
            <text:p>Do you want to play cards with me?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real of the day, eat in the morning</text:p>
          </table:table-cell>
          <table:table-cell office:value-type="string">
            <text:p>What time do you usually eat breakfast?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math</text:p>
          </table:table-cell>
          <table:table-cell office:value-type="string">
            <text:p>to add or subtract numbers</text:p>
          </table:table-cell>
          <table:table-cell office:value-type="string">
            <text:p>I don't understand the math that we are learning in class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shine</text:p>
          </table:table-cell>
          <table:table-cell office:value-type="string">
            <text:p>to have a lot of light coming from something</text:p>
          </table:table-cell>
          <table:table-cell office:value-type="string">
            <text:p>The light shines on the book on the table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beautiful</text:p>
          </table:table-cell>
          <table:table-cell office:value-type="string">
            <text:p>beau-ti-ful</text:p>
          </table:table-cell>
          <table:table-cell office:value-type="string">
            <text:p>very pretty</text:p>
          </table:table-cell>
          <table:table-cell office:value-type="string">
            <text:p>The big, beautiful house is on the top of the hill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radio</text:p>
          </table:table-cell>
          <table:table-cell office:value-type="string">
            <text:p>ra-di-o</text:p>
          </table:table-cell>
          <table:table-cell office:value-type="string">
            <text:p>a machine that can play music from the air</text:p>
          </table:table-cell>
          <table:table-cell office:value-type="string">
            <text:p>Turn on the radio and find some music!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amily</text:p>
          </table:table-cell>
          <table:table-cell office:value-type="string">
            <text:p>fam-il-y</text:p>
          </table:table-cell>
          <table:table-cell office:value-type="string">
            <text:p>people you live with</text:p>
          </table:table-cell>
          <table:table-cell office:value-type="string">
            <text:p>How many people are in your family?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lower</text:p>
          </table:table-cell>
          <table:table-cell office:value-type="string">
            <text:p>flow-er</text:p>
          </table:table-cell>
          <table:table-cell office:value-type="string">
            <text:p>a plant that has beautiful petals</text:p>
          </table:table-cell>
          <table:table-cell office:value-type="string">
            <text:p>The actress gets a lot of flowers from her fans.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swer</text:p>
          </table:table-cell>
          <table:table-cell office:value-type="string">
            <text:p>an-swer</text:p>
          </table:table-cell>
          <table:table-cell office:value-type="string">
            <text:p>to say how to fix a problem</text:p>
          </table:table-cell>
          <table:table-cell office:value-type="string">
            <text:p>Can you answer all of the questions on this page?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baseball</text:p>
          </table:table-cell>
          <table:table-cell office:value-type="string">
            <text:p>base-ball</text:p>
          </table:table-cell>
          <table:table-cell office:value-type="string">
            <text:p>a game where you hit a ball with a bat</text:p>
          </table:table-cell>
          <table:table-cell office:value-type="string">
            <text:p>The kids play baseball every day after school.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office:value-type="string">
            <text:p>The dog runs on the beach and jumps in the water.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swim</text:p>
          </table:table-cell>
          <table:table-cell office:value-type="string">
            <text:p>to move in water</text:p>
          </table:table-cell>
          <table:table-cell office:value-type="string">
            <text:p>Do you like to swim in the ocean or in a pool?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iolin</text:p>
          </table:table-cell>
          <table:table-cell office:value-type="string">
            <text:p>vi-o-lin</text:p>
          </table:table-cell>
          <table:table-cell office:value-type="string">
            <text:p>an instrument with 4 strings that you play with a bow</text:p>
          </table:table-cell>
          <table:table-cell office:value-type="string">
            <text:p>She needs to buy a new string for her violin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trumpet</text:p>
          </table:table-cell>
          <table:table-cell office:value-type="string">
            <text:p>trum-pet</text:p>
          </table:table-cell>
          <table:table-cell office:value-type="string">
            <text:p>an instrument that you blow into with 3 valves</text:p>
          </table:table-cell>
          <table:table-cell office:value-type="string">
            <text:p>What sound does a trumpet mak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chess</text:p>
          </table:table-cell>
          <table:table-cell office:value-type="string">
            <text:p>a game with black and white queens</text:p>
          </table:table-cell>
          <table:table-cell office:value-type="string">
            <text:p>Which color goes first in chess, black or whit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student</text:p>
          </table:table-cell>
          <table:table-cell office:value-type="string">
            <text:p>stu-dent</text:p>
          </table:table-cell>
          <table:table-cell office:value-type="string">
            <text:p>a person who studies</text:p>
          </table:table-cell>
          <table:table-cell office:value-type="string">
            <text:p>The students are studying for their test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nickname</text:p>
          </table:table-cell>
          <table:table-cell office:value-type="string">
            <text:p>nick-name</text:p>
          </table:table-cell>
          <table:table-cell office:value-type="string">
            <text:p>a name that your friends call you</text:p>
          </table:table-cell>
          <table:table-cell office:value-type="string">
            <text:p>My name is too long, so I use a nickname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.</text:p>
          </table:table-cell>
          <table:table-cell office:value-type="string">
            <text:p>mister, a man's title</text:p>
          </table:table-cell>
          <table:table-cell office:value-type="string">
            <text:p>Have you ever met Mr. Green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s.</text:p>
          </table:table-cell>
          <table:table-cell office:value-type="string">
            <text:p>missus, a woman's title</text:p>
          </table:table-cell>
          <table:table-cell office:value-type="string">
            <text:p>Mrs. Brown is planting flowers in the garden.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greet</text:p>
          </table:table-cell>
          <table:table-cell office:value-type="string">
            <text:p>to say hi</text:p>
          </table:table-cell>
          <table:table-cell office:value-type="string">
            <text:p>How do you greet people in English?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shake</text:p>
          </table:table-cell>
          <table:table-cell office:value-type="string">
            <text:p>to move back and forth</text:p>
          </table:table-cell>
          <table:table-cell office:value-type="string">
            <text:p>He shakes the dog to see if it is awake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kiss</text:p>
          </table:table-cell>
          <table:table-cell office:value-type="string">
            <text:p>to use your mouth to mwahh</text:p>
          </table:table-cell>
          <table:table-cell office:value-type="string">
            <text:p>Every marriage starts with a kiss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</text:p>
          </table:table-cell>
          <table:table-cell office:value-type="string">
            <text:p>The friends hug each other and say goodbye.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many hairs used for cleaning</text:p>
          </table:table-cell>
          <table:table-cell office:value-type="string">
            <text:p>Do you paint with a brush or a rolle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clean</text:p>
          </table:table-cell>
          <table:table-cell office:value-type="string">
            <text:p>to take away dirt</text:p>
          </table:table-cell>
          <table:table-cell office:value-type="string">
            <text:p>Make sure to clean your room every week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She feeds her dog twice each day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ix</text:p>
          </table:table-cell>
          <table:table-cell office:value-type="string">
            <text:p>to make something better after it is broken</text:p>
          </table:table-cell>
          <table:table-cell office:value-type="string">
            <text:p>Do you know how to fix a ca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paint</text:p>
          </table:table-cell>
          <table:table-cell office:value-type="string">
            <text:p>colored water to put on a wall</text:p>
          </table:table-cell>
          <table:table-cell office:value-type="string">
            <text:p>He paints a picture of his city in the morning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wash</text:p>
          </table:table-cell>
          <table:table-cell office:value-type="string">
            <text:p>to clean with water</text:p>
          </table:table-cell>
          <table:table-cell office:value-type="string">
            <text:p>You should wash your bowl after you eat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string">
            <text:p>adjective</text:p>
          </table:table-cell>
          <table:table-cell office:value-type="string">
            <text:p>ad-jec-tive</text:p>
          </table:table-cell>
          <table:table-cell office:value-type="string">
            <text:p>adj, a word that talks about a noun</text:p>
          </table:table-cell>
          <table:table-cell office:value-type="string">
            <text:p>How many adjectives can you name?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mework</text:p>
          </table:table-cell>
          <table:table-cell office:value-type="string">
            <text:p>home-work</text:p>
          </table:table-cell>
          <table:table-cell office:value-type="string">
            <text:p>work that you do at home for school</text:p>
          </table:table-cell>
          <table:table-cell office:value-type="string">
            <text:p>Remember to finish your homework before you play!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lothes</text:p>
          </table:table-cell>
          <table:table-cell office:value-type="string">
            <text:p>things you wear</text:p>
          </table:table-cell>
          <table:table-cell office:value-type="string">
            <text:p>What kind of clothes can you wear in the winter?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run and work out</text:p>
          </table:table-cell>
          <table:table-cell office:value-type="string">
            <text:p>She is doing her exercises in the living room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bicycle</text:p>
          </table:table-cell>
          <table:table-cell office:value-type="string">
            <text:p>bi-cy-cle</text:p>
          </table:table-cell>
          <table:table-cell office:value-type="string">
            <text:p>a machine with 2 wheels but no engine</text:p>
          </table:table-cell>
          <table:table-cell office:value-type="string">
            <text:p>That red bicycle looks like it costs a lot of money!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number-columns-repeated="2" office:value-type="string">
            <text:p>tooth</text:p>
          </table:table-cell>
          <table:table-cell office:value-type="string">
            <text:p>a bone in your mouth</text:p>
          </table:table-cell>
          <table:table-cell office:value-type="string">
            <text:p>My tooth is about to fall out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window</text:p>
          </table:table-cell>
          <table:table-cell office:value-type="string">
            <text:p>win-dow</text:p>
          </table:table-cell>
          <table:table-cell office:value-type="string">
            <text:p>a hole in the wall with glass</text:p>
          </table:table-cell>
          <table:table-cell office:value-type="string">
            <text:p>Can you please open the window or turn on the AC?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aundromat</text:p>
          </table:table-cell>
          <table:table-cell office:value-type="string">
            <text:p>laund-ro-mat</text:p>
          </table:table-cell>
          <table:table-cell office:value-type="string">
            <text:p>a place where you can wash clothes</text:p>
          </table:table-cell>
          <table:table-cell office:value-type="string">
            <text:p>He washes his clothes at a laundromat.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office:value-type="string">
            <text:p>when you have many things to do</text:p>
          </table:table-cell>
          <table:table-cell office:value-type="string">
            <text:p>Are you busy next Monday?</text:p>
          </table:table-cell>
          <table:table-cell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 plays music every afternoon.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sketball</text:p>
          </table:table-cell>
          <table:table-cell office:value-type="string">
            <text:p>bas-ket-ball</text:p>
          </table:table-cell>
          <table:table-cell office:value-type="string">
            <text:p>a game where you throw a ball into a hoop</text:p>
          </table:table-cell>
          <table:table-cell office:value-type="string">
            <text:p>We used to play basketball in the park.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rammar</text:p>
          </table:table-cell>
          <table:table-cell office:value-type="string">
            <text:p>gram-mar</text:p>
          </table:table-cell>
          <table:table-cell office:value-type="string">
            <text:p>a way of speaking, putting words into a sentence</text:p>
          </table:table-cell>
          <table:table-cell office:value-type="string">
            <text:p>How are Chinese and English grammar different?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tall</text:p>
          </table:table-cell>
          <table:table-cell office:value-type="string">
            <text:p>high up, not short</text:p>
          </table:table-cell>
          <table:table-cell office:value-type="string">
            <text:p>Who is the tallest person in the class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short</text:p>
          </table:table-cell>
          <table:table-cell office:value-type="string">
            <text:p>low down, not tall</text:p>
          </table:table-cell>
          <table:table-cell office:value-type="string">
            <text:p>These pants are too short for you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young</text:p>
          </table:table-cell>
          <table:table-cell office:value-type="string">
            <text:p>not old</text:p>
          </table:table-cell>
          <table:table-cell office:value-type="string">
            <text:p>Her younger brother is my brother's friend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office:value-type="string">
            <text:p>fat, big, hard to carry</text:p>
          </table:table-cell>
          <table:table-cell office:value-type="string">
            <text:p>How heavy is that bag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big</text:p>
          </table:table-cell>
          <table:table-cell office:value-type="string">
            <text:p>The pencil is thinner than the marker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married</text:p>
          </table:table-cell>
          <table:table-cell office:value-type="string">
            <text:p>mar-ried</text:p>
          </table:table-cell>
          <table:table-cell office:value-type="string">
            <text:p>with a husband or wife</text:p>
          </table:table-cell>
          <table:table-cell office:value-type="string">
            <text:p>When did your grandparents get married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single</text:p>
          </table:table-cell>
          <table:table-cell office:value-type="string">
            <text:p>sin-gle</text:p>
          </table:table-cell>
          <table:table-cell office:value-type="string">
            <text:p>not married</text:p>
          </table:table-cell>
          <table:table-cell office:value-type="string">
            <text:p>Maybe your single friend can meet my friend!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ndsome</text:p>
          </table:table-cell>
          <table:table-cell office:value-type="string">
            <text:p>hand-some</text:p>
          </table:table-cell>
          <table:table-cell office:value-type="string">
            <text:p>beautiful for a man</text:p>
          </table:table-cell>
          <table:table-cell office:value-type="string">
            <text:p>Do you think her husband is handsome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office:value-type="string">
            <text:p>not beautiful</text:p>
          </table:table-cell>
          <table:table-cell office:value-type="string">
            <text:p>The ugly dog is chasing the ca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large</text:p>
          </table:table-cell>
          <table:table-cell office:value-type="string">
            <text:p>big</text:p>
          </table:table-cell>
          <table:table-cell office:value-type="string">
            <text:p>Is the car larger than the boat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noisy</text:p>
          </table:table-cell>
          <table:table-cell office:value-type="string">
            <text:p>nois-y</text:p>
          </table:table-cell>
          <table:table-cell office:value-type="string">
            <text:p>making lots of noise, not quiet</text:p>
          </table:table-cell>
          <table:table-cell office:value-type="string">
            <text:p>I can't sleep because my neighbors are too noisy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quiet</text:p>
          </table:table-cell>
          <table:table-cell office:value-type="string">
            <text:p>qui-et</text:p>
          </table:table-cell>
          <table:table-cell office:value-type="string">
            <text:p>not making noise</text:p>
          </table:table-cell>
          <table:table-cell office:value-type="string">
            <text:p>The new motorcycle is very quie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expensive</text:p>
          </table:table-cell>
          <table:table-cell office:value-type="string">
            <text:p>ex-pen-sive</text:p>
          </table:table-cell>
          <table:table-cell office:value-type="string">
            <text:p>costing a lot of money</text:p>
          </table:table-cell>
          <table:table-cell office:value-type="string">
            <text:p>The diamond ring is very expensive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cheap</text:p>
          </table:table-cell>
          <table:table-cell office:value-type="string">
            <text:p>not costing much money</text:p>
          </table:table-cell>
          <table:table-cell office:value-type="string">
            <text:p>Do you know where I can get some cheap food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rich</text:p>
          </table:table-cell>
          <table:table-cell office:value-type="string">
            <text:p>having lots of money</text:p>
          </table:table-cell>
          <table:table-cell office:value-type="string">
            <text:p>I will buy an airplane when I am rich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poor</text:p>
          </table:table-cell>
          <table:table-cell office:value-type="string">
            <text:p>not having lots of money</text:p>
          </table:table-cell>
          <table:table-cell office:value-type="string">
            <text:p>I'm too poor to buy a house this year.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asy</text:p>
          </table:table-cell>
          <table:table-cell office:value-type="string">
            <text:p>ea-sy</text:p>
          </table:table-cell>
          <table:table-cell office:value-type="string">
            <text:p>not hard to do</text:p>
          </table:table-cell>
          <table:table-cell office:value-type="string">
            <text:p>Is English easier than Chinese?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difficult</text:p>
          </table:table-cell>
          <table:table-cell office:value-type="string">
            <text:p>dif-fi-cult</text:p>
          </table:table-cell>
          <table:table-cell office:value-type="string">
            <text:p>hard to do</text:p>
          </table:table-cell>
          <table:table-cell office:value-type="string">
            <text:p>I think the questions on page 45 are difficult.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warm</text:p>
          </table:table-cell>
          <table:table-cell office:value-type="string">
            <text:p>a little hot</text:p>
          </table:table-cell>
          <table:table-cell office:value-type="string">
            <text:p>If it's too warm, you can turn on the AC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cloudy</text:p>
          </table:table-cell>
          <table:table-cell office:value-type="string">
            <text:p>cloud-y</text:p>
          </table:table-cell>
          <table:table-cell office:value-type="string">
            <text:p>with many clouds in the sky</text:p>
          </table:table-cell>
          <table:table-cell office:value-type="string">
            <text:p>It's cloudy, but I don't think it will rain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number-columns-repeated="2" office:value-type="string">
            <text:p>cool</text:p>
          </table:table-cell>
          <table:table-cell office:value-type="string">
            <text:p>a little cold</text:p>
          </table:table-cell>
          <table:table-cell office:value-type="string">
            <text:p>Would you like a cool drink on this hot day?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all</text:p>
          </table:table-cell>
          <table:table-cell office:value-type="string">
            <text:p>to use a phone to try to talk to someone</text:p>
          </table:table-cell>
          <table:table-cell office:value-type="string">
            <text:p>Call the police if someone tries to hurt you.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to go somewhere for many days to play</text:p>
          </table:table-cell>
          <table:table-cell office:value-type="string">
            <text:p>Did you have fun on your vacation?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office:value-type="string">
            <text:p>very bad</text:p>
          </table:table-cell>
          <table:table-cell office:value-type="string">
            <text:p>The movie was terrible, and I want my money back!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weather</text:p>
          </table:table-cell>
          <table:table-cell office:value-type="string">
            <text:p>weath-er</text:p>
          </table:table-cell>
          <table:table-cell office:value-type="string">
            <text:p>what the sky is doing outside</text:p>
          </table:table-cell>
          <table:table-cell office:value-type="string">
            <text:p>How's the weather today?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tel</text:p>
          </table:table-cell>
          <table:table-cell office:value-type="string">
            <text:p>ho-tel</text:p>
          </table:table-cell>
          <table:table-cell office:value-type="string">
            <text:p>a place where you can sleep for a few days</text:p>
          </table:table-cell>
          <table:table-cell office:value-type="string">
            <text:p>How much does it cost to stay at the nice hotel?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few</text:p>
          </table:table-cell>
          <table:table-cell office:value-type="string">
            <text:p>2, not many</text:p>
          </table:table-cell>
          <table:table-cell office:value-type="string">
            <text:p>We will leave in a few hours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truth</text:p>
          </table:table-cell>
          <table:table-cell office:value-type="string">
            <text:p>the right thing, what really happened</text:p>
          </table:table-cell>
          <table:table-cell office:value-type="string">
            <text:p>You should always tell the truth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child</text:p>
          </table:table-cell>
          <table:table-cell office:value-type="string">
            <text:p>a kid, a baby</text:p>
          </table:table-cell>
          <table:table-cell office:value-type="string">
            <text:p>The child is waiting for her mom in the car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bored</text:p>
          </table:table-cell>
          <table:table-cell office:value-type="string">
            <text:p>not having fun</text:p>
          </table:table-cell>
          <table:table-cell office:value-type="string">
            <text:p>If you're bored, you should play a game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clinic</text:p>
          </table:table-cell>
          <table:table-cell office:value-type="string">
            <text:p>clin-ic</text:p>
          </table:table-cell>
          <table:table-cell office:value-type="string">
            <text:p>a small hospital</text:p>
          </table:table-cell>
          <table:table-cell office:value-type="string">
            <text:p>The clinick is around the corner from the school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stomach</text:p>
          </table:table-cell>
          <table:table-cell office:value-type="string">
            <text:p>stom-ach</text:p>
          </table:table-cell>
          <table:table-cell office:value-type="string">
            <text:p>where food goes in your body</text:p>
          </table:table-cell>
          <table:table-cell office:value-type="string">
            <text:p>He's at the doctor, because his stomach hurts.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sink</text:p>
          </table:table-cell>
          <table:table-cell office:value-type="string">
            <text:p>a place where you can wash your hands</text:p>
          </table:table-cell>
          <table:table-cell office:value-type="string">
            <text:p>Wash your hands in the sink before you eat.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together</text:p>
          </table:table-cell>
          <table:table-cell office:value-type="string">
            <text:p>to-geth-er</text:p>
          </table:table-cell>
          <table:table-cell office:value-type="string">
            <text:p>with each other, at the same place</text:p>
          </table:table-cell>
          <table:table-cell office:value-type="string">
            <text:p>Would you like to sing a song together?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wife</text:p>
          </table:table-cell>
          <table:table-cell office:value-type="string">
            <text:p>a married woman</text:p>
          </table:table-cell>
          <table:table-cell office:value-type="string">
            <text:p>His wife is an eye doctor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daughter</text:p>
          </table:table-cell>
          <table:table-cell office:value-type="string">
            <text:p>daugh-ter</text:p>
          </table:table-cell>
          <table:table-cell office:value-type="string">
            <text:p>a girl, a mother or father's child girl</text:p>
          </table:table-cell>
          <table:table-cell office:value-type="string">
            <text:p>My daughter can play the piano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parents</text:p>
          </table:table-cell>
          <table:table-cell office:value-type="string">
            <text:p>par-ents</text:p>
          </table:table-cell>
          <table:table-cell office:value-type="string">
            <text:p>mom and dad or other</text:p>
          </table:table-cell>
          <table:table-cell office:value-type="string">
            <text:p>You should show your test to your parents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number-columns-repeated="2" office:value-type="string">
            <text:p>aunt</text:p>
          </table:table-cell>
          <table:table-cell office:value-type="string">
            <text:p>mom or dad's sister</text:p>
          </table:table-cell>
          <table:table-cell office:value-type="string">
            <text:p>He sends a letter to his aunt in Germany.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ther</text:p>
          </table:table-cell>
          <table:table-cell office:value-type="string">
            <text:p>fath-er</text:p>
          </table:table-cell>
          <table:table-cell office:value-type="string">
            <text:p>dad</text:p>
          </table:table-cell>
          <table:table-cell office:value-type="string">
            <text:p>What does your father do for work?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number-columns-repeated="2" office:value-type="string">
            <text:p>stand</text:p>
          </table:table-cell>
          <table:table-cell office:value-type="string">
            <text:p>to stay up on two legs</text:p>
          </table:table-cell>
          <table:table-cell office:value-type="string">
            <text:p>We are standing in line to buy bubble tea.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son</text:p>
          </table:table-cell>
          <table:table-cell office:value-type="string">
            <text:p>a boy, a mother or father's child boy</text:p>
          </table:table-cell>
          <table:table-cell office:value-type="string">
            <text:p>His son is a famous painter.</text:p>
          </table:table-cell>
          <table:table-cell/>
        </table:table-row>
        <table:table-row table:style-name="ro2">
          <table:table-cell table:style-name="ce2" office:value-type="float" office:value="47">
            <text:p>47</text:p>
          </table:table-cell>
          <table:table-cell table:number-columns-repeated="2" office:value-type="string">
            <text:p>front</text:p>
          </table:table-cell>
          <table:table-cell office:value-type="string">
            <text:p>the part that most people can see, not behind, the part in the same direction of travel</text:p>
          </table:table-cell>
          <table:table-cell office:value-type="string">
            <text:p>The teacher stands at the front of the class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husband</text:p>
          </table:table-cell>
          <table:table-cell office:value-type="string">
            <text:p>hus-band</text:p>
          </table:table-cell>
          <table:table-cell office:value-type="string">
            <text:p>a married man</text:p>
          </table:table-cell>
          <table:table-cell office:value-type="string">
            <text:p>Where is your husband from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wedding</text:p>
          </table:table-cell>
          <table:table-cell office:value-type="string">
            <text:p>wed-ding</text:p>
          </table:table-cell>
          <table:table-cell office:value-type="string">
            <text:p>a party where people get married</text:p>
          </table:table-cell>
          <table:table-cell office:value-type="string">
            <text:p>How many people are going to your wedding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uncle</text:p>
          </table:table-cell>
          <table:table-cell office:value-type="string">
            <text:p>un-cle</text:p>
          </table:table-cell>
          <table:table-cell office:value-type="string">
            <text:p>mom or dad's brother</text:p>
          </table:table-cell>
          <table:table-cell office:value-type="string">
            <text:p>Can your uncle cook Italian food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cousin</text:p>
          </table:table-cell>
          <table:table-cell office:value-type="string">
            <text:p>cous-in</text:p>
          </table:table-cell>
          <table:table-cell office:value-type="string">
            <text:p>aunt or uncle's child</text:p>
          </table:table-cell>
          <table:table-cell office:value-type="string">
            <text:p>Their cousins are both very tall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made by people that you can go inside</text:p>
          </table:table-cell>
          <table:table-cell office:value-type="string">
            <text:p>The building has 23 floors and a basement.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niece</text:p>
          </table:table-cell>
          <table:table-cell office:value-type="string">
            <text:p>brother or sister's child girl</text:p>
          </table:table-cell>
          <table:table-cell office:value-type="string">
            <text:p>My niece's dog is not very nice.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act</text:p>
          </table:table-cell>
          <table:table-cell office:value-type="string">
            <text:p>to pretend, to be someone in a movie or play</text:p>
          </table:table-cell>
          <table:table-cell office:value-type="string">
            <text:p>The kids are acting like monkeys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nephew</text:p>
          </table:table-cell>
          <table:table-cell office:value-type="string">
            <text:p>neph-ew</text:p>
          </table:table-cell>
          <table:table-cell office:value-type="string">
            <text:p>brother or sister's child boy</text:p>
          </table:table-cell>
          <table:table-cell office:value-type="string">
            <text:p>Does your nephew still go to school?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office:value-type="string">
            <text:p>These photographs are very old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bench</text:p>
          </table:table-cell>
          <table:table-cell office:value-type="string">
            <text:p>a long seat for two people</text:p>
          </table:table-cell>
          <table:table-cell office:value-type="string">
            <text:p>She sits on a bench in the park.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late</text:p>
          </table:table-cell>
          <table:table-cell office:value-type="string">
            <text:p>after the starting time</text:p>
          </table:table-cell>
          <table:table-cell office:value-type="string">
            <text:p>Make sure you aren't late tomorrow!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noise</text:p>
          </table:table-cell>
          <table:table-cell office:value-type="string">
            <text:p>something you can hear</text:p>
          </table:table-cell>
          <table:table-cell office:value-type="string">
            <text:p>Did you hear that weird noise?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ngry</text:p>
          </table:table-cell>
          <table:table-cell office:value-type="string">
            <text:p>an-gry</text:p>
          </table:table-cell>
          <table:table-cell office:value-type="string">
            <text:p>not happy, mad</text:p>
          </table:table-cell>
          <table:table-cell office:value-type="string">
            <text:p>If you take his candy, then he will get angry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vacuum</text:p>
          </table:table-cell>
          <table:table-cell office:value-type="string">
            <text:p>vac-uum</text:p>
          </table:table-cell>
          <table:table-cell office:value-type="string">
            <text:p>a machine that you use to clean using air</text:p>
          </table:table-cell>
          <table:table-cell office:value-type="string">
            <text:p>The cats are all afraid of the vacuum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drum</text:p>
          </table:table-cell>
          <table:table-cell office:value-type="string">
            <text:p>a circle you can hit to make noise</text:p>
          </table:table-cell>
          <table:table-cell office:value-type="string">
            <text:p>He has played the drums for 10 years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teenager</text:p>
          </table:table-cell>
          <table:table-cell office:value-type="string">
            <text:p>teen-a-ger</text:p>
          </table:table-cell>
          <table:table-cell office:value-type="string">
            <text:p>someone aged 13-19</text:p>
          </table:table-cell>
          <table:table-cell office:value-type="string">
            <text:p>The teenagers dance in the park every week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rgument</text:p>
          </table:table-cell>
          <table:table-cell office:value-type="string">
            <text:p>ar-gu-ment</text:p>
          </table:table-cell>
          <table:table-cell office:value-type="string">
            <text:p>to fight using words</text:p>
          </table:table-cell>
          <table:table-cell office:value-type="string">
            <text:p>Why are you two having an argument?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replace</text:p>
          </table:table-cell>
          <table:table-cell office:value-type="string">
            <text:p>fire-place</text:p>
          </table:table-cell>
          <table:table-cell office:value-type="string">
            <text:p>a part of a room where you can have a fire</text:p>
          </table:table-cell>
          <table:table-cell office:value-type="string">
            <text:p>Does your apartment have a fireplace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number-columns-repeated="2" office:value-type="string">
            <text:p>gown</text:p>
          </table:table-cell>
          <table:table-cell office:value-type="string">
            <text:p>a dress</text:p>
          </table:table-cell>
          <table:table-cell office:value-type="string">
            <text:p>She has many gowns in her closet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popular</text:p>
          </table:table-cell>
          <table:table-cell office:value-type="string">
            <text:p>pop-u-lar</text:p>
          </table:table-cell>
          <table:table-cell office:value-type="string">
            <text:p>many people know and like something</text:p>
          </table:table-cell>
          <table:table-cell office:value-type="string">
            <text:p>What is the most popular sport in Taiwan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corner</text:p>
          </table:table-cell>
          <table:table-cell office:value-type="string">
            <text:p>cor-ner</text:p>
          </table:table-cell>
          <table:table-cell office:value-type="string">
            <text:p>where two walls meet, a pointy part or a box</text:p>
          </table:table-cell>
          <table:table-cell office:value-type="string">
            <text:p>I need you to clean the dust out of the corners of the room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different and good, important</text:p>
          </table:table-cell>
          <table:table-cell office:value-type="string">
            <text:p>This song is very special to me.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bark</text:p>
          </table:table-cell>
          <table:table-cell office:value-type="string">
            <text:p>the sound a dog makes</text:p>
          </table:table-cell>
          <table:table-cell office:value-type="string">
            <text:p>The dog is barking in the yard.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ofa</text:p>
          </table:table-cell>
          <table:table-cell office:value-type="string">
            <text:p>so-fa</text:p>
          </table:table-cell>
          <table:table-cell office:value-type="string">
            <text:p>a soft bench for laying on</text:p>
          </table:table-cell>
          <table:table-cell office:value-type="string">
            <text:p>She falls asleep on the sofa during the movie.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rase</text:p>
          </table:table-cell>
          <table:table-cell office:value-type="string">
            <text:p>e-rase</text:p>
          </table:table-cell>
          <table:table-cell office:value-type="string">
            <text:p>to make writing disappear</text:p>
          </table:table-cell>
          <table:table-cell office:value-type="string">
            <text:p>You can't erase the ink from a pen.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office:value-type="string">
            <text:p>calculator</text:p>
          </table:table-cell>
          <table:table-cell office:value-type="string">
            <text:p>cal-cu-la-tor</text:p>
          </table:table-cell>
          <table:table-cell office:value-type="string">
            <text:p>a machine that can do math</text:p>
          </table:table-cell>
          <table:table-cell office:value-type="string">
            <text:p>Do you know how to use a calculator?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ssage</text:p>
          </table:table-cell>
          <table:table-cell office:value-type="string">
            <text:p>mes-sage</text:p>
          </table:table-cell>
          <table:table-cell office:value-type="string">
            <text:p>a note, to send words to someone</text:p>
          </table:table-cell>
          <table:table-cell office:value-type="string">
            <text:p>They send a message to their president.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same as every day</text:p>
          </table:table-cell>
          <table:table-cell office:value-type="string">
            <text:p>Monkeys are very common in Southern Taiwan.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akery</text:p>
          </table:table-cell>
          <table:table-cell office:value-type="string">
            <text:p>ba-kery</text:p>
          </table:table-cell>
          <table:table-cell office:value-type="string">
            <text:p>a place where bread is made and sold</text:p>
          </table:table-cell>
          <table:table-cell office:value-type="string">
            <text:p>The bakery is next to the supermarket.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station</text:p>
          </table:table-cell>
          <table:table-cell office:value-type="string">
            <text:p>sta-tion</text:p>
          </table:table-cell>
          <table:table-cell office:value-type="string">
            <text:p>a place where a train or bus stops</text:p>
          </table:table-cell>
          <table:table-cell office:value-type="string">
            <text:p>Can you please tell me how to get to the train station?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video</text:p>
          </table:table-cell>
          <table:table-cell office:value-type="string">
            <text:p>vi-de-o</text:p>
          </table:table-cell>
          <table:table-cell office:value-type="string">
            <text:p>moving pictures on a screen</text:p>
          </table:table-cell>
          <table:table-cell office:value-type="string">
            <text:p>You can find the video online.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etween</text:p>
          </table:table-cell>
          <table:table-cell office:value-type="string">
            <text:p>be-tween</text:p>
          </table:table-cell>
          <table:table-cell office:value-type="string">
            <text:p>in the middle of two things</text:p>
          </table:table-cell>
          <table:table-cell office:value-type="string">
            <text:p>The school is between the library and the house.</text:p>
          </table:table-cell>
          <table:table-cell/>
        </table:table-row>
        <table:table-row table:style-name="ro1">
          <table:table-cell table:style-name="ce2" office:value-type="float" office:value="56">
            <text:p>56</text:p>
          </table:table-cell>
          <table:table-cell office:value-type="string">
            <text:p>across</text:p>
          </table:table-cell>
          <table:table-cell office:value-type="string">
            <text:p>ac-ross</text:p>
          </table:table-cell>
          <table:table-cell office:value-type="string">
            <text:p>to the other side of a road or river</text:p>
          </table:table-cell>
          <table:table-cell office:value-type="string">
            <text:p>What is across the street from the hospital?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epartment store</text:p>
          </table:table-cell>
          <table:table-cell office:value-type="string">
            <text:p>de-part-ment-store</text:p>
          </table:table-cell>
          <table:table-cell office:value-type="string">
            <text:p>a huge store with many small shops inside</text:p>
          </table:table-cell>
          <table:table-cell office:value-type="string">
            <text:p>The three friends walk around the department store.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number-columns-repeated="2" office:value-type="string">
            <text:p>church</text:p>
          </table:table-cell>
          <table:table-cell office:value-type="string">
            <text:p>a place where Christians pray</text:p>
          </table:table-cell>
          <table:table-cell office:value-type="string">
            <text:p>The church plays music every hour.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office:value-type="string">
            <text:p>a part of a city, many people living near each other</text:p>
          </table:table-cell>
          <table:table-cell office:value-type="string">
            <text:p>Is there a park in your neighborhood?</text:p>
          </table:table-cell>
          <table:table-cell/>
        </table:table-row>
        <table:table-row table:style-name="ro1">
          <table:table-cell table:style-name="ce2" office:value-type="float" office:value="58">
            <text:p>58</text:p>
          </table:table-cell>
          <table:table-cell table:number-columns-repeated="2" office:value-type="string">
            <text:p>gas</text:p>
          </table:table-cell>
          <table:table-cell office:value-type="string">
            <text:p>water that can burn, water that your car needs to go</text:p>
          </table:table-cell>
          <table:table-cell office:value-type="string">
            <text:p>We need to stop and get gas for the car.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stove</text:p>
          </table:table-cell>
          <table:table-cell office:value-type="string">
            <text:p>a table with fire for cooking</text:p>
          </table:table-cell>
          <table:table-cell office:value-type="string">
            <text:p>She cooks noodles on the stove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refrigerator</text:p>
          </table:table-cell>
          <table:table-cell office:value-type="string">
            <text:p>re-fri-ger-a-tor</text:p>
          </table:table-cell>
          <table:table-cell office:value-type="string">
            <text:p>a big box that keeps food cold</text:p>
          </table:table-cell>
          <table:table-cell office:value-type="string">
            <text:p>My refrigerator isn't working, so my milk will go bad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scape</text:p>
          </table:table-cell>
          <table:table-cell office:value-type="string">
            <text:p>es-cape</text:p>
          </table:table-cell>
          <table:table-cell office:value-type="string">
            <text:p>to run away, to get away from a bad thing</text:p>
          </table:table-cell>
          <table:table-cell office:value-type="string">
            <text:p>The bad guy escaped from jail!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closet</text:p>
          </table:table-cell>
          <table:table-cell office:value-type="string">
            <text:p>clos-et</text:p>
          </table:table-cell>
          <table:table-cell office:value-type="string">
            <text:p>a small room for keeping clothes or other things</text:p>
          </table:table-cell>
          <table:table-cell office:value-type="string">
            <text:p>Do you keep any toys in your closet?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levator</text:p>
          </table:table-cell>
          <table:table-cell office:value-type="string">
            <text:p>el-ev-a-tor</text:p>
          </table:table-cell>
          <table:table-cell office:value-type="string">
            <text:p>a small room that can go up and down</text:p>
          </table:table-cell>
          <table:table-cell office:value-type="string">
            <text:p>I'm sorry, but the elevator is broken today.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floor</text:p>
          </table:table-cell>
          <table:table-cell office:value-type="string">
            <text:p>how many times you can go up to another part of a building</text:p>
          </table:table-cell>
          <table:table-cell office:value-type="string">
            <text:p>My family lives on the top floor of the building.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achine</text:p>
          </table:table-cell>
          <table:table-cell office:value-type="string">
            <text:p>ma-chine</text:p>
          </table:table-cell>
          <table:table-cell office:value-type="string">
            <text:p>a thing that works for people</text:p>
          </table:table-cell>
          <table:table-cell office:value-type="string">
            <text:p>We need to find someone who can fix this machine.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hole</text:p>
          </table:table-cell>
          <table:table-cell office:value-type="string">
            <text:p>a missing piece, a circle in a wall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mall</text:p>
          </table:table-cell>
          <table:table-cell office:value-type="string">
            <text:p>a big store with many smaller stores inside</text:p>
          </table:table-cell>
          <table:table-cell table:number-columns-repeated="2"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airport</text:p>
          </table:table-cell>
          <table:table-cell office:value-type="string">
            <text:p>air-port</text:p>
          </table:table-cell>
          <table:table-cell office:value-type="string">
            <text:p>a place where airplanes can stop</text:p>
          </table:table-cell>
          <table:table-cell table:number-columns-repeated="2"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owner</text:p>
          </table:table-cell>
          <table:table-cell office:value-type="string">
            <text:p>own-er</text:p>
          </table:table-cell>
          <table:table-cell office:value-type="string">
            <text:p>a person who has something</text:p>
          </table:table-cell>
          <table:table-cell table:number-columns-repeated="2"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upset</text:p>
          </table:table-cell>
          <table:table-cell office:value-type="string">
            <text:p>up-set</text:p>
          </table:table-cell>
          <table:table-cell office:value-type="string">
            <text:p>not happy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venient</text:p>
          </table:table-cell>
          <table:table-cell office:value-type="string">
            <text:p>con-ve-nient</text:p>
          </table:table-cell>
          <table:table-cell office:value-type="string">
            <text:p>easy to go to, very close and easy</text:p>
          </table:table-cell>
          <table:table-cell table:number-columns-repeated="2"/>
        </table:table-row>
        <table:table-row table:style-name="ro1">
          <table:table-cell table:style-name="ce2" office:value-type="float" office:value="64">
            <text:p>64</text:p>
          </table:table-cell>
          <table:table-cell office:value-type="string">
            <text:p>sidewalk</text:p>
          </table:table-cell>
          <table:table-cell office:value-type="string">
            <text:p>side-walk</text:p>
          </table:table-cell>
          <table:table-cell office:value-type="string">
            <text:p>a road for walking next to the street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town</text:p>
          </table:table-cell>
          <table:table-cell office:value-type="string">
            <text:p>a small city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mouse</text:p>
          </table:table-cell>
          <table:table-cell office:value-type="string">
            <text:p>a small animal with big ears</text:p>
          </table:table-cell>
          <table:table-cell table:number-columns-repeated="2"/>
        </table:table-row>
        <table:table-row table:style-name="ro1">
          <table:table-cell table:style-name="ce2" office:value-type="float" office:value="66">
            <text:p>66</text:p>
          </table:table-cell>
          <table:table-cell office:value-type="string">
            <text:p>drug store</text:p>
          </table:table-cell>
          <table:table-cell office:value-type="string">
            <text:p>drug-store</text:p>
          </table:table-cell>
          <table:table-cell office:value-type="string">
            <text:p>a place where you can buy medicine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hirt</text:p>
          </table:table-cell>
          <table:table-cell office:value-type="string">
            <text:p>clothes for the top of your body and arms</text:p>
          </table:table-cell>
          <table:table-cell table:number-columns-repeated="2"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coat</text:p>
          </table:table-cell>
          <table:table-cell office:value-type="string">
            <text:p>clothes to wear outside to keep you warm</text:p>
          </table:table-cell>
          <table:table-cell table:number-columns-repeated="2"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dress</text:p>
          </table:table-cell>
          <table:table-cell office:value-type="string">
            <text:p>clothes with a shirt on top and a skirt on the bottom</text:p>
          </table:table-cell>
          <table:table-cell table:number-columns-repeated="2"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skirt</text:p>
          </table:table-cell>
          <table:table-cell office:value-type="string">
            <text:p>the bottom of a dress</text:p>
          </table:table-cell>
          <table:table-cell table:number-columns-repeated="2"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blouse</text:p>
          </table:table-cell>
          <table:table-cell office:value-type="string">
            <text:p>a shirt for a woman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tie</text:p>
          </table:table-cell>
          <table:table-cell office:value-type="string">
            <text:p>a long ribbon that men wear around their necks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jacket</text:p>
          </table:table-cell>
          <table:table-cell office:value-type="string">
            <text:p>jack-et</text:p>
          </table:table-cell>
          <table:table-cell office:value-type="string">
            <text:p>a small coat, thin coat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belt</text:p>
          </table:table-cell>
          <table:table-cell office:value-type="string">
            <text:p>a rope that keeps your pants up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pants</text:p>
          </table:table-cell>
          <table:table-cell office:value-type="string">
            <text:p>clothes for your legs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table:number-columns-repeated="2"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hoe</text:p>
          </table:table-cell>
          <table:table-cell office:value-type="string">
            <text:p>hard clothes for your feet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mbrella</text:p>
          </table:table-cell>
          <table:table-cell office:value-type="string">
            <text:p>um-brel-la</text:p>
          </table:table-cell>
          <table:table-cell office:value-type="string">
            <text:p>a tool that keeps rain off of you</text:p>
          </table:table-cell>
          <table:table-cell table:number-columns-repeated="2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sweater</text:p>
          </table:table-cell>
          <table:table-cell office:value-type="string">
            <text:p>sweat-er</text:p>
          </table:table-cell>
          <table:table-cell office:value-type="string">
            <text:p>a thick and warm shirt</text:p>
          </table:table-cell>
          <table:table-cell table:number-columns-repeated="2"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watch</text:p>
          </table:table-cell>
          <table:table-cell office:value-type="string">
            <text:p>a clock for your arm</text:p>
          </table:table-cell>
          <table:table-cell table:number-columns-repeated="2"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necklace</text:p>
          </table:table-cell>
          <table:table-cell office:value-type="string">
            <text:p>neck-lace</text:p>
          </table:table-cell>
          <table:table-cell office:value-type="string">
            <text:p>jewelry for your neck</text:p>
          </table:table-cell>
          <table:table-cell table:number-columns-repeated="2"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boot</text:p>
          </table:table-cell>
          <table:table-cell office:value-type="string">
            <text:p>big and tall shoes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purse</text:p>
          </table:table-cell>
          <table:table-cell office:value-type="string">
            <text:p>a woman's bag</text:p>
          </table:table-cell>
          <table:table-cell table:number-columns-repeated="2"/>
        </table:table-row>
        <table:table-row table:style-name="ro1">
          <table:table-cell table:style-name="ce2" office:value-type="float" office:value="70">
            <text:p>70</text:p>
          </table:table-cell>
          <table:table-cell table:number-columns-repeated="2" office:value-type="string">
            <text:p>suit</text:p>
          </table:table-cell>
          <table:table-cell office:value-type="string">
            <text:p>pants and jacket that look the same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glove</text:p>
          </table:table-cell>
          <table:table-cell office:value-type="string">
            <text:p>clothes for your hands</text:p>
          </table:table-cell>
          <table:table-cell table:number-columns-repeated="2"/>
        </table:table-row>
        <table:table-row table:style-name="ro1">
          <table:table-cell table:style-name="ce2" office:value-type="float" office:value="71">
            <text:p>71</text:p>
          </table:table-cell>
          <table:table-cell table:number-columns-repeated="2" office:value-type="string">
            <text:p>pair</text:p>
          </table:table-cell>
          <table:table-cell office:value-type="string">
            <text:p>two that look the same</text:p>
          </table:table-cell>
          <table:table-cell table:number-columns-repeated="2"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earring</text:p>
          </table:table-cell>
          <table:table-cell office:value-type="string">
            <text:p>ear-ring</text:p>
          </table:table-cell>
          <table:table-cell office:value-type="string">
            <text:p>jewelry for your ears</text:p>
          </table:table-cell>
          <table:table-cell table:number-columns-repeated="2"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pajamas</text:p>
          </table:table-cell>
          <table:table-cell office:value-type="string">
            <text:p>pa-jam-as</text:p>
          </table:table-cell>
          <table:table-cell office:value-type="string">
            <text:p>clothes that you wear to bed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rip</text:p>
          </table:table-cell>
          <table:table-cell office:value-type="string">
            <text:p>to pull apart, to break paper</text:p>
          </table:table-cell>
          <table:table-cell table:number-columns-repeated="2"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string">
            <text:p>empty</text:p>
          </table:table-cell>
          <table:table-cell office:value-type="string">
            <text:p>emp-ty</text:p>
          </table:table-cell>
          <table:table-cell office:value-type="string">
            <text:p>nothing insid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a problem, something wrong</text:p>
          </table:table-cell>
          <table:table-cell table:number-columns-repeated="2"/>
        </table:table-row>
        <table:table-row table:style-name="ro1">
          <table:table-cell table:style-name="ce2" office:value-type="float" office:value="73">
            <text:p>73</text:p>
          </table:table-cell>
          <table:table-cell office:value-type="string">
            <text:p>glasses</text:p>
          </table:table-cell>
          <table:table-cell office:value-type="string">
            <text:p>glass-es</text:p>
          </table:table-cell>
          <table:table-cell office:value-type="string">
            <text:p>tools for your eyes to help you see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tten</text:p>
          </table:table-cell>
          <table:table-cell office:value-type="string">
            <text:p>mit-ten</text:p>
          </table:table-cell>
          <table:table-cell office:value-type="string">
            <text:p>warm gloves with no fingers</text:p>
          </table:table-cell>
          <table:table-cell table:number-columns-repeated="2"/>
        </table:table-row>
        <table:table-row table:style-name="ro1">
          <table:table-cell table:style-name="ce2" office:value-type="float" office:value="74">
            <text:p>74</text:p>
          </table:table-cell>
          <table:table-cell office:value-type="string">
            <text:p>briefcase</text:p>
          </table:table-cell>
          <table:table-cell office:value-type="string">
            <text:p>brief-case</text:p>
          </table:table-cell>
          <table:table-cell office:value-type="string">
            <text:p>a small box for carrying papers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vacation, a special day every year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gift</text:p>
          </table:table-cell>
          <table:table-cell office:value-type="string">
            <text:p>something nice to give someone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trouble</text:p>
          </table:table-cell>
          <table:table-cell office:value-type="string">
            <text:p>trou-ble</text:p>
          </table:table-cell>
          <table:table-cell office:value-type="string">
            <text:p>when you did something bad and parents or teacher are angry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leather</text:p>
          </table:table-cell>
          <table:table-cell office:value-type="string">
            <text:p>leath-er</text:p>
          </table:table-cell>
          <table:table-cell office:value-type="string">
            <text:p>made from the skin of an animal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stripe</text:p>
          </table:table-cell>
          <table:table-cell office:value-type="string">
            <text:p>a line of color</text:p>
          </table:table-cell>
          <table:table-cell table:number-columns-repeated="2"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frustrated</text:p>
          </table:table-cell>
          <table:table-cell office:value-type="string">
            <text:p>frus-tra-ted</text:p>
          </table:table-cell>
          <table:table-cell office:value-type="string">
            <text:p>angry, unhappy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irty</text:p>
          </table:table-cell>
          <table:table-cell office:value-type="string">
            <text:p>dirt-y</text:p>
          </table:table-cell>
          <table:table-cell office:value-type="string">
            <text:p>not clean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things people in a country do</text:p>
          </table:table-cell>
          <table:table-cell table:number-columns-repeated="2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many good things happen to you</text:p>
          </table:table-cell>
          <table:table-cell table:number-columns-repeated="2"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sandal</text:p>
          </table:table-cell>
          <table:table-cell office:value-type="string">
            <text:p>sand-al</text:p>
          </table:table-cell>
          <table:table-cell office:value-type="string">
            <text:p>shoes with no top or side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ural</text:p>
          </table:table-cell>
          <table:table-cell office:value-type="string">
            <text:p>rur-al</text:p>
          </table:table-cell>
          <table:table-cell office:value-type="string">
            <text:p>not many people living somewhere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sell</text:p>
          </table:table-cell>
          <table:table-cell office:value-type="string">
            <text:p>to try to give for money</text:p>
          </table:table-cell>
          <table:table-cell table:number-columns-repeated="2"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shop</text:p>
          </table:table-cell>
          <table:table-cell office:value-type="string">
            <text:p>a place where you can buy things</text:p>
          </table:table-cell>
          <table:table-cell table:number-columns-repeated="2"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visit</text:p>
          </table:table-cell>
          <table:table-cell office:value-type="string">
            <text:p>vis-it</text:p>
          </table:table-cell>
          <table:table-cell office:value-type="string">
            <text:p>to go to meet someone</text:p>
          </table:table-cell>
          <table:table-cell table:number-columns-repeated="2"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work</text:p>
          </table:table-cell>
          <table:table-cell office:value-type="string">
            <text:p>what you can do to make money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French</text:p>
          </table:table-cell>
          <table:table-cell office:value-type="string">
            <text:p>a language spoken in France</text:p>
          </table:table-cell>
          <table:table-cell table:number-columns-repeated="2"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Spanish</text:p>
          </table:table-cell>
          <table:table-cell office:value-type="string">
            <text:p>Span-ish</text:p>
          </table:table-cell>
          <table:table-cell office:value-type="string">
            <text:p>a language spoken in Spain and Mexic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ong Kong</text:p>
          </table:table-cell>
          <table:table-cell office:value-type="string">
            <text:p>Hong-Kong</text:p>
          </table:table-cell>
          <table:table-cell office:value-type="string">
            <text:p>a big city near the South of Chin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table:number-columns-repeated="2"/>
        </table:table-row>
        <table:table-row table:style-name="ro1">
          <table:table-cell table:style-name="ce2" office:value-type="float" office:value="82">
            <text:p>82</text:p>
          </table:table-cell>
          <table:table-cell office:value-type="string">
            <text:p>Washington D.C.</text:p>
          </table:table-cell>
          <table:table-cell office:value-type="string">
            <text:p>Wash-ing-ton-D.-C.</text:p>
          </table:table-cell>
          <table:table-cell office:value-type="string">
            <text:p>the capital of the USA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rocery</text:p>
          </table:table-cell>
          <table:table-cell office:value-type="string">
            <text:p>gro-cer-y</text:p>
          </table:table-cell>
          <table:table-cell office:value-type="string">
            <text:p>food you can cook at home</text:p>
          </table:table-cell>
          <table:table-cell table:number-columns-repeated="2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suburb</text:p>
          </table:table-cell>
          <table:table-cell office:value-type="string">
            <text:p>sub-urb</text:p>
          </table:table-cell>
          <table:table-cell office:value-type="string">
            <text:p>smaller cities near a bigger city</text:p>
          </table:table-cell>
          <table:table-cell table:number-columns-repeated="2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usually</text:p>
          </table:table-cell>
          <table:table-cell office:value-type="string">
            <text:p>u-su-al-ly</text:p>
          </table:table-cell>
          <table:table-cell office:value-type="string">
            <text:p>normally, most days</text:p>
          </table:table-cell>
          <table:table-cell table:number-columns-repeated="2"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weekend</text:p>
          </table:table-cell>
          <table:table-cell office:value-type="string">
            <text:p>week-end</text:p>
          </table:table-cell>
          <table:table-cell office:value-type="string">
            <text:p>Saturday and Sunday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nguage</text:p>
          </table:table-cell>
          <table:table-cell office:value-type="string">
            <text:p>lan-guage</text:p>
          </table:table-cell>
          <table:table-cell office:value-type="string">
            <text:p>a way people can speak to each other</text:p>
          </table:table-cell>
          <table:table-cell table:number-columns-repeated="2"/>
        </table:table-row>
        <table:table-row table:style-name="ro1">
          <table:table-cell table:style-name="ce2" office:value-type="float" office:value="84">
            <text:p>84</text:p>
          </table:table-cell>
          <table:table-cell office:value-type="string">
            <text:p>country</text:p>
          </table:table-cell>
          <table:table-cell office:value-type="string">
            <text:p>count-ry</text:p>
          </table:table-cell>
          <table:table-cell office:value-type="string">
            <text:p>a land with a government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can move things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clean</text:p>
          </table:table-cell>
          <table:table-cell office:value-type="string">
            <text:p>to make less messy</text:p>
          </table:table-cell>
          <table:table-cell table:number-columns-repeated="2"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yoga</text:p>
          </table:table-cell>
          <table:table-cell office:value-type="string">
            <text:p>yo-ga</text:p>
          </table:table-cell>
          <table:table-cell office:value-type="string">
            <text:p>an exercise that involves sitting and stretching</text:p>
          </table:table-cell>
          <table:table-cell table:number-columns-repeated="2"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jog</text:p>
          </table:table-cell>
          <table:table-cell office:value-type="string">
            <text:p>slow run</text:p>
          </table:table-cell>
          <table:table-cell table:number-columns-repeated="2"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play (n)</text:p>
          </table:table-cell>
          <table:table-cell office:value-type="string">
            <text:p>when people act in a story on a stag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xican</text:p>
          </table:table-cell>
          <table:table-cell office:value-type="string">
            <text:p>Mex-i-can</text:p>
          </table:table-cell>
          <table:table-cell office:value-type="string">
            <text:p>regarding things from Mexico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ietnamese</text:p>
          </table:table-cell>
          <table:table-cell office:value-type="string">
            <text:p>Vi-et-nam-ese</text:p>
          </table:table-cell>
          <table:table-cell office:value-type="string">
            <text:p>regarding things from Vietnam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thletic</text:p>
          </table:table-cell>
          <table:table-cell office:value-type="string">
            <text:p>ath-let-ic</text:p>
          </table:table-cell>
          <table:table-cell office:value-type="string">
            <text:p>good at sports, about sports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activity</text:p>
          </table:table-cell>
          <table:table-cell office:value-type="string">
            <text:p>ac-tiv-it-y</text:p>
          </table:table-cell>
          <table:table-cell office:value-type="string">
            <text:p>something you can do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orchestra</text:p>
          </table:table-cell>
          <table:table-cell office:value-type="string">
            <text:p>or-ches-tra</text:p>
          </table:table-cell>
          <table:table-cell office:value-type="string">
            <text:p>many people playing music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baby-sit</text:p>
          </table:table-cell>
          <table:table-cell office:value-type="string">
            <text:p>ba-by-sit</text:p>
          </table:table-cell>
          <table:table-cell office:value-type="string">
            <text:p>to take care of someone's baby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karate</text:p>
          </table:table-cell>
          <table:table-cell office:value-type="string">
            <text:p>kar-a-te</text:p>
          </table:table-cell>
          <table:table-cell office:value-type="string">
            <text:p>a way of fighting from Japan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museum</text:p>
          </table:table-cell>
          <table:table-cell office:value-type="string">
            <text:p>mu-se-um</text:p>
          </table:table-cell>
          <table:table-cell office:value-type="string">
            <text:p>a place where you can see many old things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concert</text:p>
          </table:table-cell>
          <table:table-cell office:value-type="string">
            <text:p>con-cert</text:p>
          </table:table-cell>
          <table:table-cell office:value-type="string">
            <text:p>when you watch other people play mus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ennis</text:p>
          </table:table-cell>
          <table:table-cell office:value-type="string">
            <text:p>ten-nis</text:p>
          </table:table-cell>
          <table:table-cell office:value-type="string">
            <text:p>a game where you hit a ball back and forth</text:p>
          </table:table-cell>
          <table:table-cell table:number-columns-repeated="2"/>
        </table:table-row>
        <table:table-row table:style-name="ro1">
          <table:table-cell table:style-name="ce2" office:value-type="float" office:value="91">
            <text:p>91</text:p>
          </table:table-cell>
          <table:table-cell table:number-columns-repeated="2" office:value-type="string">
            <text:p>choir</text:p>
          </table:table-cell>
          <table:table-cell office:value-type="string">
            <text:p>many people singing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string">
            <text:p>volleyball</text:p>
          </table:table-cell>
          <table:table-cell office:value-type="string">
            <text:p>vol-ley-ball</text:p>
          </table:table-cell>
          <table:table-cell office:value-type="string">
            <text:p>a game where you hit a big ball over a net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mportant</text:p>
          </table:table-cell>
          <table:table-cell office:value-type="string">
            <text:p>im-por-tant</text:p>
          </table:table-cell>
          <table:table-cell office:value-type="string">
            <text:p>need to know, need to remember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during</text:p>
          </table:table-cell>
          <table:table-cell office:value-type="string">
            <text:p>dur-ing</text:p>
          </table:table-cell>
          <table:table-cell office:value-type="string">
            <text:p>at the same time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ly one person, no friends</text:p>
          </table:table-cell>
          <table:table-cell table:number-columns-repeated="2"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garden</text:p>
          </table:table-cell>
          <table:table-cell office:value-type="string">
            <text:p>gar-den</text:p>
          </table:table-cell>
          <table:table-cell office:value-type="string">
            <text:p>a place where you can grow flowers or food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office:value-type="string">
            <text:p>in-stru-ment</text:p>
          </table:table-cell>
          <table:table-cell office:value-type="string">
            <text:p>a tool, a thing that can make music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utgoing</text:p>
          </table:table-cell>
          <table:table-cell office:value-type="string">
            <text:p>out-go-ing</text:p>
          </table:table-cell>
          <table:table-cell office:value-type="string">
            <text:p>friendly, has many friends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erson</text:p>
          </table:table-cell>
          <table:table-cell office:value-type="string">
            <text:p>per-son</text:p>
          </table:table-cell>
          <table:table-cell office:value-type="string">
            <text:p>someone, one "people"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arty</text:p>
          </table:table-cell>
          <table:table-cell office:value-type="string">
            <text:p>part-y</text:p>
          </table:table-cell>
          <table:table-cell office:value-type="string">
            <text:p>when many people have fun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4">
            <text:p>94</text:p>
          </table:table-cell>
          <table:table-cell table:number-columns-repeated="2" office:value-type="string">
            <text:p>shy</text:p>
          </table:table-cell>
          <table:table-cell office:value-type="string">
            <text:p>doesn't like to talk, scared of people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ovie star</text:p>
          </table:table-cell>
          <table:table-cell office:value-type="string">
            <text:p>mo-vie-star</text:p>
          </table:table-cell>
          <table:table-cell office:value-type="string">
            <text:p>a famous person in a movie</text:p>
          </table:table-cell>
          <table:table-cell table:number-columns-repeated="2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fiction</text:p>
          </table:table-cell>
          <table:table-cell office:value-type="string">
            <text:p>fic-tion</text:p>
          </table:table-cell>
          <table:table-cell office:value-type="string">
            <text:p>not real</text:p>
          </table:table-cell>
          <table:table-cell table:number-columns-repeated="2"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cartoon</text:p>
          </table:table-cell>
          <table:table-cell office:value-type="string">
            <text:p>car-toon</text:p>
          </table:table-cell>
          <table:table-cell office:value-type="string">
            <text:p>drawings that move on TV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small ball into a hole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table:number-columns-repeated="2" office:value-type="string">
            <text:p>team</text:p>
          </table:table-cell>
          <table:table-cell office:value-type="string">
            <text:p>many people playing a game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lesson</text:p>
          </table:table-cell>
          <table:table-cell office:value-type="string">
            <text:p>les-son</text:p>
          </table:table-cell>
          <table:table-cell office:value-type="string">
            <text:p>something you can learn and remember</text:p>
          </table:table-cell>
          <table:table-cell table:number-columns-repeated="2"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hockey</text:p>
          </table:table-cell>
          <table:table-cell office:value-type="string">
            <text:p>hock-ey</text:p>
          </table:table-cell>
          <table:table-cell office:value-type="string">
            <text:p>a game where you skate on ice and hit a puck into a net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easy to see every day</text:p>
          </table:table-cell>
          <table:table-cell table:number-columns-repeated="2"/>
        </table:table-row>
        <table:table-row table:style-name="ro1">
          <table:table-cell table:style-name="ce2" office:value-type="float" office:value="97">
            <text:p>97</text:p>
          </table:table-cell>
          <table:table-cell office:value-type="string">
            <text:p>internet</text:p>
          </table:table-cell>
          <table:table-cell office:value-type="string">
            <text:p>in-ter-net</text:p>
          </table:table-cell>
          <table:table-cell office:value-type="string">
            <text:p>many computers connected together</text:p>
          </table:table-cell>
          <table:table-cell table:number-columns-repeated="2"/>
        </table:table-row>
        <table:table-row table:style-name="ro1">
          <table:table-cell table:style-name="ce2" office:value-type="float" office:value="97">
            <text:p>97</text:p>
          </table:table-cell>
          <table:table-cell table:number-columns-repeated="2" office:value-type="string">
            <text:p>dressed</text:p>
          </table:table-cell>
          <table:table-cell office:value-type="string">
            <text:p>to put on clothes to start the day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ctive</text:p>
          </table:table-cell>
          <table:table-cell office:value-type="string">
            <text:p>ac-tive</text:p>
          </table:table-cell>
          <table:table-cell office:value-type="string">
            <text:p>likes to do many things</text:p>
          </table:table-cell>
          <table:table-cell table:number-columns-repeated="2"/>
        </table:table-row>
        <table:table-row table:style-name="ro2">
          <table:table-cell table:style-name="ce2" office:value-type="float" office:value="98">
            <text:p>98</text:p>
          </table:table-cell>
          <table:table-cell table:number-columns-repeated="2" office:value-type="string">
            <text:p>jazz</text:p>
          </table:table-cell>
          <table:table-cell office:value-type="string">
            <text:p>music that involves many horns and old instruments for dancing</text:p>
          </table:table-cell>
          <table:table-cell table:number-columns-repeated="2"/>
        </table:table-row>
        <table:table-row table:style-name="ro1">
          <table:table-cell table:style-name="ce2" office:value-type="float" office:value="98">
            <text:p>98</text:p>
          </table:table-cell>
          <table:table-cell office:value-type="string">
            <text:p>novel</text:p>
          </table:table-cell>
          <table:table-cell office:value-type="string">
            <text:p>nov-el</text:p>
          </table:table-cell>
          <table:table-cell office:value-type="string">
            <text:p>a story book</text:p>
          </table:table-cell>
          <table:table-cell table:number-columns-repeated="2"/>
        </table:table-row>
        <table:table-row table:style-name="ro3">
          <table:table-cell table:style-name="ce2" office:value-type="float" office:value="98">
            <text:p>98</text:p>
          </table:table-cell>
          <table:table-cell office:value-type="string">
            <text:p>poetry</text:p>
          </table:table-cell>
          <table:table-cell office:value-type="string">
            <text:p>po-et-ry</text:p>
          </table:table-cell>
          <table:table-cell office:value-type="string">
            <text:p>pretty words that tell a story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orning</text:p>
          </table:table-cell>
          <table:table-cell office:value-type="string">
            <text:p>mor-ning</text:p>
          </table:table-cell>
          <table:table-cell office:value-type="string">
            <text:p>the early part of the day, before noon</text:p>
          </table:table-cell>
          <table:table-cell table:number-columns-repeated="2"/>
        </table:table-row>
        <table:table-row table:style-name="ro1">
          <table:table-cell table:style-name="ce2" office:value-type="float" office:value="99">
            <text:p>99</text:p>
          </table:table-cell>
          <table:table-cell office:value-type="string">
            <text:p>afternoon</text:p>
          </table:table-cell>
          <table:table-cell office:value-type="string">
            <text:p>af-ter-noon</text:p>
          </table:table-cell>
          <table:table-cell office:value-type="string">
            <text:p>after lunch tim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yfriend</text:p>
          </table:table-cell>
          <table:table-cell office:value-type="string">
            <text:p>boy-friend</text:p>
          </table:table-cell>
          <table:table-cell office:value-type="string">
            <text:p>a boy that someone likes and is dating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arely</text:p>
          </table:table-cell>
          <table:table-cell office:value-type="string">
            <text:p>rare-ly</text:p>
          </table:table-cell>
          <table:table-cell office:value-type="string">
            <text:p>almost never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sometimes</text:p>
          </table:table-cell>
          <table:table-cell office:value-type="string">
            <text:p>some-times</text:p>
          </table:table-cell>
          <table:table-cell office:value-type="string">
            <text:p>more than rarely but not usually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never</text:p>
          </table:table-cell>
          <table:table-cell office:value-type="string">
            <text:p>nev-er</text:p>
          </table:table-cell>
          <table:table-cell office:value-type="string">
            <text:p>no times, opposite of always</text:p>
          </table:table-cell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evening</text:p>
          </table:table-cell>
          <table:table-cell office:value-type="string">
            <text:p>eve-ning</text:p>
          </table:table-cell>
          <table:table-cell office:value-type="string">
            <text:p>when it's starting to get dark outside, before night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levator</text:p>
          </table:table-cell>
          <table:table-cell office:value-type="string">
            <text:p>el-e-va-tor</text:p>
          </table:table-cell>
          <table:table-cell office:value-type="string">
            <text:p>a small room that goes up and down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escalator</text:p>
          </table:table-cell>
          <table:table-cell office:value-type="string">
            <text:p>es-cal-a-tor</text:p>
          </table:table-cell>
          <table:table-cell office:value-type="string">
            <text:p>stairs that move up or down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table:number-columns-repeated="2" office:value-type="string">
            <text:p>straight</text:p>
          </table:table-cell>
          <table:table-cell office:value-type="string">
            <text:p>not turning, no curves</text:p>
          </table:table-cell>
          <table:table-cell table:number-columns-repeated="2"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motorcycle</text:p>
          </table:table-cell>
          <table:table-cell office:value-type="string">
            <text:p>mo-tor-cy-cle</text:p>
          </table:table-cell>
          <table:table-cell office:value-type="string">
            <text:p>a bike that uses gas to drive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urly</text:p>
          </table:table-cell>
          <table:table-cell office:value-type="string">
            <text:p>cur-ly</text:p>
          </table:table-cell>
          <table:table-cell office:value-type="string">
            <text:p>making a circle</text:p>
          </table:table-cell>
          <table:table-cell table:number-columns-repeated="2"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journalist</text:p>
          </table:table-cell>
          <table:table-cell office:value-type="string">
            <text:p>jour-nal-ist</text:p>
          </table:table-cell>
          <table:table-cell office:value-type="string">
            <text:p>a person who works for a newspaper</text:p>
          </table:table-cell>
          <table:table-cell table:number-columns-repeated="2"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member</text:p>
          </table:table-cell>
          <table:table-cell office:value-type="string">
            <text:p>mem-ber</text:p>
          </table:table-cell>
          <table:table-cell office:value-type="string">
            <text:p>someone who is part of a group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good things happen to you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scientist</text:p>
          </table:table-cell>
          <table:table-cell office:value-type="string">
            <text:p>sci-en-tist</text:p>
          </table:table-cell>
          <table:table-cell office:value-type="string">
            <text:p>a person who studies the world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travel</text:p>
          </table:table-cell>
          <table:table-cell office:value-type="string">
            <text:p>trav-el</text:p>
          </table:table-cell>
          <table:table-cell office:value-type="string">
            <text:p>to go to another country or city</text:p>
          </table:table-cell>
          <table:table-cell table:number-columns-repeated="2"/>
        </table:table-row>
        <table:table-row table:style-name="ro1">
          <table:table-cell table:style-name="ce2" office:value-type="float" office:value="104">
            <text:p>104</text:p>
          </table:table-cell>
          <table:table-cell table:number-columns-repeated="2" office:value-type="string">
            <text:p>world</text:p>
          </table:table-cell>
          <table:table-cell office:value-type="string">
            <text:p>all places on Earth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elevision</text:p>
          </table:table-cell>
          <table:table-cell office:value-type="string">
            <text:p>tel-e-vis-ion</text:p>
          </table:table-cell>
          <table:table-cell office:value-type="string">
            <text:p>TV</text:p>
          </table:table-cell>
          <table:table-cell table:number-columns-repeated="2"/>
        </table:table-row>
        <table:table-row table:style-name="ro1">
          <table:table-cell table:style-name="ce2" office:value-type="float" office:value="105">
            <text:p>105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can connect to the internet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ften</text:p>
          </table:table-cell>
          <table:table-cell office:value-type="string">
            <text:p>of-ten</text:p>
          </table:table-cell>
          <table:table-cell office:value-type="string">
            <text:p>usually, many times</text:p>
          </table:table-cell>
          <table:table-cell table:number-columns-repeated="2"/>
        </table:table-row>
        <table:table-row table:style-name="ro1">
          <table:table-cell table:style-name="ce2" office:value-type="float" office:value="106">
            <text:p>106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ith many books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thirsty</text:p>
          </table:table-cell>
          <table:table-cell office:value-type="string">
            <text:p>thirst-y</text:p>
          </table:table-cell>
          <table:table-cell office:value-type="string">
            <text:p>needs water</text:p>
          </table:table-cell>
          <table:table-cell table:number-columns-repeated="2"/>
        </table:table-row>
        <table:table-row table:style-name="ro1">
          <table:table-cell table:style-name="ce2" office:value-type="float" office:value="107">
            <text:p>107</text:p>
          </table:table-cell>
          <table:table-cell office:value-type="string">
            <text:p>nervous</text:p>
          </table:table-cell>
          <table:table-cell office:value-type="string">
            <text:p>ner-vous</text:p>
          </table:table-cell>
          <table:table-cell office:value-type="string">
            <text:p>scared of something that will happen</text:p>
          </table:table-cell>
          <table:table-cell table:number-columns-repeated="2"/>
        </table:table-row>
        <table:table-row table:style-name="ro1">
          <table:table-cell table:style-name="ce2" office:value-type="float" office:value="107">
            <text:p>107</text:p>
          </table:table-cell>
          <table:table-cell table:number-columns-repeated="2" office:value-type="string">
            <text:p>scared</text:p>
          </table:table-cell>
          <table:table-cell office:value-type="string">
            <text:p>afraid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smile</text:p>
          </table:table-cell>
          <table:table-cell office:value-type="string">
            <text:p>the shape your mouth makes when you're happy</text:p>
          </table:table-cell>
          <table:table-cell table:number-columns-repeated="2"/>
        </table:table-row>
        <table:table-row table:style-name="ro1">
          <table:table-cell table:style-name="ce2" office:value-type="float" office:value="108">
            <text:p>108</text:p>
          </table:table-cell>
          <table:table-cell office:value-type="string">
            <text:p>shiver</text:p>
          </table:table-cell>
          <table:table-cell office:value-type="string">
            <text:p>shiv-er</text:p>
          </table:table-cell>
          <table:table-cell office:value-type="string">
            <text:p>to shake when you are cold or scared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erspire</text:p>
          </table:table-cell>
          <table:table-cell office:value-type="string">
            <text:p>per-spire</text:p>
          </table:table-cell>
          <table:table-cell office:value-type="string">
            <text:p>to sweat, when water comes out of your body when you are hot or sca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lush</text:p>
          </table:table-cell>
          <table:table-cell office:value-type="string">
            <text:p>when your face turns 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mbarrassed</text:p>
          </table:table-cell>
          <table:table-cell office:value-type="string">
            <text:p>em-bar-rassed</text:p>
          </table:table-cell>
          <table:table-cell office:value-type="string">
            <text:p>to make a mistake and everyone sees it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yawn</text:p>
          </table:table-cell>
          <table:table-cell office:value-type="string">
            <text:p>to open your mouth when you are tire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ver</text:p>
          </table:table-cell>
          <table:table-cell office:value-type="string">
            <text:p>cov-er</text:p>
          </table:table-cell>
          <table:table-cell office:value-type="string">
            <text:p>to make it so people can't see something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nails</text:p>
          </table:table-cell>
          <table:table-cell office:value-type="string">
            <text:p>the hard part at the end of your finger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ishes</text:p>
          </table:table-cell>
          <table:table-cell office:value-type="string">
            <text:p>dish-es</text:p>
          </table:table-cell>
          <table:table-cell office:value-type="string">
            <text:p>dirty plates and cups that need to be washed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athtub</text:p>
          </table:table-cell>
          <table:table-cell office:value-type="string">
            <text:p>bath-tub</text:p>
          </table:table-cell>
          <table:table-cell office:value-type="string">
            <text:p>a tub where you can clean yourself in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the groun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shlight</text:p>
          </table:table-cell>
          <table:table-cell office:value-type="string">
            <text:p>flash-light</text:p>
          </table:table-cell>
          <table:table-cell office:value-type="string">
            <text:p>a light you can hold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sweep</text:p>
          </table:table-cell>
          <table:table-cell office:value-type="string">
            <text:p>to use a broom to clean the floor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staff</text:p>
          </table:table-cell>
          <table:table-cell office:value-type="string">
            <text:p>people who work at a place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mployee</text:p>
          </table:table-cell>
          <table:table-cell office:value-type="string">
            <text:p>em-ploy-ee</text:p>
          </table:table-cell>
          <table:table-cell office:value-type="string">
            <text:p>a person who works at a place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unfortunate</text:p>
          </table:table-cell>
          <table:table-cell office:value-type="string">
            <text:p>un-for-tu-nate</text:p>
          </table:table-cell>
          <table:table-cell office:value-type="string">
            <text:p>not good, sad, bad luck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job</text:p>
          </table:table-cell>
          <table:table-cell office:value-type="string">
            <text:p>work, something you do for money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ype</text:p>
          </table:table-cell>
          <table:table-cell office:value-type="string">
            <text:p>to use a computer to make words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ecretary</text:p>
          </table:table-cell>
          <table:table-cell office:value-type="string">
            <text:p>sec-ret-ary</text:p>
          </table:table-cell>
          <table:table-cell office:value-type="string">
            <text:p>a person who works at an office to help the boss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rush</text:p>
          </table:table-cell>
          <table:table-cell office:value-type="string">
            <text:p>to go faster, to try to complete quickl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eliver</text:p>
          </table:table-cell>
          <table:table-cell office:value-type="string">
            <text:p>de-liv-er</text:p>
          </table:table-cell>
          <table:table-cell office:value-type="string">
            <text:p>to bring something to someon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raffic</text:p>
          </table:table-cell>
          <table:table-cell office:value-type="string">
            <text:p>traf-fic</text:p>
          </table:table-cell>
          <table:table-cell office:value-type="string">
            <text:p>many cars on the road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hout</text:p>
          </table:table-cell>
          <table:table-cell office:value-type="string">
            <text:p>to make a loud noise from your mouth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hour</text:p>
          </table:table-cell>
          <table:table-cell office:value-type="string">
            <text:p>60 minute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underground train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esult</text:p>
          </table:table-cell>
          <table:table-cell office:value-type="string">
            <text:p>re-sult</text:p>
          </table:table-cell>
          <table:table-cell office:value-type="string">
            <text:p>something that happens after you do something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ighway</text:p>
          </table:table-cell>
          <table:table-cell office:value-type="string">
            <text:p>high-way</text:p>
          </table:table-cell>
          <table:table-cell office:value-type="string">
            <text:p>a big street with many car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allows you to do something like drive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cooter</text:p>
          </table:table-cell>
          <table:table-cell office:value-type="string">
            <text:p>scoot-er</text:p>
          </table:table-cell>
          <table:table-cell office:value-type="string">
            <text:p>a motorbike with two wheel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struction</text:p>
          </table:table-cell>
          <table:table-cell office:value-type="string">
            <text:p>con-struc-tion</text:p>
          </table:table-cell>
          <table:table-cell office:value-type="string">
            <text:p>talking about building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chanic</text:p>
          </table:table-cell>
          <table:table-cell office:value-type="string">
            <text:p>mech-an-ic</text:p>
          </table:table-cell>
          <table:table-cell office:value-type="string">
            <text:p>a person who fixes car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uperintendent</text:p>
          </table:table-cell>
          <table:table-cell office:value-type="string">
            <text:p>su-per-in-ten-dent</text:p>
          </table:table-cell>
          <table:table-cell office:value-type="string">
            <text:p>a person who takes care of a busines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i</text:p>
          </table:table-cell>
          <table:table-cell office:value-type="string">
            <text:p>to slide on snow on two stick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cash</text:p>
          </table:table-cell>
          <table:table-cell office:value-type="string">
            <text:p>money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ate</text:p>
          </table:table-cell>
          <table:table-cell office:value-type="string">
            <text:p>to slide on ice on two special shoes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act</text:p>
          </table:table-cell>
          <table:table-cell office:value-type="string">
            <text:p>to pretend in a movi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ception</text:p>
          </table:table-cell>
          <table:table-cell office:value-type="string">
            <text:p>re-cep-tion</text:p>
          </table:table-cell>
          <table:table-cell office:value-type="string">
            <text:p>the front desk of a business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usiness</text:p>
          </table:table-cell>
          <table:table-cell office:value-type="string">
            <text:p>busi-ness</text:p>
          </table:table-cell>
          <table:table-cell office:value-type="string">
            <text:p>a place where people try to make money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pair</text:p>
          </table:table-cell>
          <table:table-cell office:value-type="string">
            <text:p>re-pair</text:p>
          </table:table-cell>
          <table:table-cell office:value-type="string">
            <text:p>to fix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tool</text:p>
          </table:table-cell>
          <table:table-cell office:value-type="string">
            <text:p>something you can use to do work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list</text:p>
          </table:table-cell>
          <table:table-cell office:value-type="string">
            <text:p>words on a paper that are numbered 1, 2, 3,...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epressed</text:p>
          </table:table-cell>
          <table:table-cell office:value-type="string">
            <text:p>de-pressed</text:p>
          </table:table-cell>
          <table:table-cell office:value-type="string">
            <text:p>very sad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ovie</text:p>
          </table:table-cell>
          <table:table-cell office:value-type="string">
            <text:p>mo-vie</text:p>
          </table:table-cell>
          <table:table-cell office:value-type="string">
            <text:p>pictures on a TV that tell a sto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pologize</text:p>
          </table:table-cell>
          <table:table-cell office:value-type="string">
            <text:p>ap-ol-o-gize</text:p>
          </table:table-cell>
          <table:table-cell office:value-type="string">
            <text:p>to say sor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owling</text:p>
          </table:table-cell>
          <table:table-cell office:value-type="string">
            <text:p>bowl-ing</text:p>
          </table:table-cell>
          <table:table-cell office:value-type="string">
            <text:p>a game where you use a ball to knock down 10 pin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pply</text:p>
          </table:table-cell>
          <table:table-cell office:value-type="string">
            <text:p>ap-ply</text:p>
          </table:table-cell>
          <table:table-cell office:value-type="string">
            <text:p>to ask a business if you can work for them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form</text:p>
          </table:table-cell>
          <table:table-cell office:value-type="string">
            <text:p>a paper that you need to write at the doctor or other place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owntown</text:p>
          </table:table-cell>
          <table:table-cell office:value-type="string">
            <text:p>down-town</text:p>
          </table:table-cell>
          <table:table-cell office:value-type="string">
            <text:p>the middle part of a city with many building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ink</text:p>
          </table:table-cell>
          <table:table-cell office:value-type="string">
            <text:p>colored water in a pen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line</text:p>
          </table:table-cell>
          <table:table-cell office:value-type="string">
            <text:p>a thin stripe with a start and a finish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rowded</text:p>
          </table:table-cell>
          <table:table-cell office:value-type="string">
            <text:p>crowd-ed</text:p>
          </table:table-cell>
          <table:table-cell office:value-type="string">
            <text:p>many people in one plac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ttach</text:p>
          </table:table-cell>
          <table:table-cell office:value-type="string">
            <text:p>at-tach</text:p>
          </table:table-cell>
          <table:table-cell office:value-type="string">
            <text:p>to put together, to stick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der</text:p>
          </table:table-cell>
          <table:table-cell office:value-type="string">
            <text:p>or-der</text:p>
          </table:table-cell>
          <table:table-cell office:value-type="string">
            <text:p>to ask for food at a restaurant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stove</text:p>
          </table:table-cell>
          <table:table-cell office:value-type="string">
            <text:p>a table that you can cook on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lock</text:p>
          </table:table-cell>
          <table:table-cell office:value-type="string">
            <text:p>a way to close a door which you need a key to open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uture</text:p>
          </table:table-cell>
          <table:table-cell office:value-type="string">
            <text:p>fu-ture</text:p>
          </table:table-cell>
          <table:table-cell office:value-type="string">
            <text:p>after today, after now, tomor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spring</text:p>
          </table:table-cell>
          <table:table-cell office:value-type="string">
            <text:p>the season where many flowers start to g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ummer</text:p>
          </table:table-cell>
          <table:table-cell office:value-type="string">
            <text:p>sum-mer</text:p>
          </table:table-cell>
          <table:table-cell office:value-type="string">
            <text:p>the hottest time of the ye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utumn</text:p>
          </table:table-cell>
          <table:table-cell office:value-type="string">
            <text:p>au-tumn</text:p>
          </table:table-cell>
          <table:table-cell office:value-type="string">
            <text:p>the season when all the leaves change colo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nter</text:p>
          </table:table-cell>
          <table:table-cell office:value-type="string">
            <text:p>win-ter</text:p>
          </table:table-cell>
          <table:table-cell office:value-type="string">
            <text:p>the coldest time of the year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night</text:p>
          </table:table-cell>
          <table:table-cell office:value-type="string">
            <text:p>to-night</text:p>
          </table:table-cell>
          <table:table-cell office:value-type="string">
            <text:p>today night, at night tod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immediately</text:p>
          </table:table-cell>
          <table:table-cell office:value-type="string">
            <text:p>im-me-di-ate-ly</text:p>
          </table:table-cell>
          <table:table-cell office:value-type="string">
            <text:p>right now, right aw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oorbell</text:p>
          </table:table-cell>
          <table:table-cell office:value-type="string">
            <text:p>door-bell</text:p>
          </table:table-cell>
          <table:table-cell office:value-type="string">
            <text:p>a button you can press at the door of a house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lumber</text:p>
          </table:table-cell>
          <table:table-cell office:value-type="string">
            <text:p>plumb-er</text:p>
          </table:table-cell>
          <table:table-cell office:value-type="string">
            <text:p>a person who fixes water pipes and toilets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car's house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iron (v)</text:p>
          </table:table-cell>
          <table:table-cell office:value-type="string">
            <text:p>to make clothes look smoother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elebrate</text:p>
          </table:table-cell>
          <table:table-cell office:value-type="string">
            <text:p>cel-e-brate</text:p>
          </table:table-cell>
          <table:table-cell office:value-type="string">
            <text:p>to party, to be happy together for the same reason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a day to celebra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ntire</text:p>
          </table:table-cell>
          <table:table-cell office:value-type="string">
            <text:p>en-tire</text:p>
          </table:table-cell>
          <table:table-cell office:value-type="string">
            <text:p>all, 100%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igh school</text:p>
          </table:table-cell>
          <table:table-cell office:value-type="string">
            <text:p>high-school</text:p>
          </table:table-cell>
          <table:table-cell office:value-type="string">
            <text:p>a school where big kids go, before university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llege</text:p>
          </table:table-cell>
          <table:table-cell office:value-type="string">
            <text:p>col-lege</text:p>
          </table:table-cell>
          <table:table-cell office:value-type="string">
            <text:p>university, a school where adults go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used</text:p>
          </table:table-cell>
          <table:table-cell office:value-type="string">
            <text:p>someone already owned it and wants to sell it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recast</text:p>
          </table:table-cell>
          <table:table-cell office:value-type="string">
            <text:p>fore-cast</text:p>
          </table:table-cell>
          <table:table-cell office:value-type="string">
            <text:p>to try to guess what the weather will do in the future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icnic</text:p>
          </table:table-cell>
          <table:table-cell office:value-type="string">
            <text:p>pic-nic</text:p>
          </table:table-cell>
          <table:table-cell office:value-type="string">
            <text:p>to eat outside at the park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ggy</text:p>
          </table:table-cell>
          <table:table-cell office:value-type="string">
            <text:p>fog-gy</text:p>
          </table:table-cell>
          <table:table-cell office:value-type="string">
            <text:p>when you can't see because there is a cloud on the ground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clear</text:p>
          </table:table-cell>
          <table:table-cell office:value-type="string">
            <text:p>not dirty, no fog, easy to see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half</text:p>
          </table:table-cell>
          <table:table-cell office:value-type="string">
            <text:p>50%, one out of tw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past</text:p>
          </table:table-cell>
          <table:table-cell office:value-type="string">
            <text:p>before now, yesterday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quarter</text:p>
          </table:table-cell>
          <table:table-cell office:value-type="string">
            <text:p>quar-ter</text:p>
          </table:table-cell>
          <table:table-cell office:value-type="string">
            <text:p>25%, one out of fou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shave</text:p>
          </table:table-cell>
          <table:table-cell office:value-type="string">
            <text:p>to cut all the hair off with a knife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urry</text:p>
          </table:table-cell>
          <table:table-cell office:value-type="string">
            <text:p>hur-ry</text:p>
          </table:table-cell>
          <table:table-cell office:value-type="string">
            <text:p>to go fas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whole body with wa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uitcase</text:p>
          </table:table-cell>
          <table:table-cell office:value-type="string">
            <text:p>suit-case</text:p>
          </table:table-cell>
          <table:table-cell office:value-type="string">
            <text:p>a box that you take on vacation to hold your clothes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ortune</text:p>
          </table:table-cell>
          <table:table-cell office:value-type="string">
            <text:p>for-tune</text:p>
          </table:table-cell>
          <table:table-cell office:value-type="string">
            <text:p>to try to guess what will happen in a person's futur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onder</text:p>
          </table:table-cell>
          <table:table-cell office:value-type="string">
            <text:p>won-der</text:p>
          </table:table-cell>
          <table:table-cell office:value-type="string">
            <text:p>to think about things that you don't know the answer t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life</text:p>
          </table:table-cell>
          <table:table-cell office:value-type="string">
            <text:p>living, to be alive, how you feel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cold (sick)</text:p>
          </table:table-cell>
          <table:table-cell office:value-type="string">
            <text:p>a little sick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move (house)</text:p>
          </table:table-cell>
          <table:table-cell office:value-type="string">
            <text:p>to go to live in a new hous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fire (job)</text:p>
          </table:table-cell>
          <table:table-cell office:value-type="string">
            <text:p>when the boss tells you to not come back to a job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lary</text:p>
          </table:table-cell>
          <table:table-cell office:value-type="string">
            <text:p>sal-ar-y</text:p>
          </table:table-cell>
          <table:table-cell office:value-type="string">
            <text:p>how much money you can make at a job every year or mont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ccident</text:p>
          </table:table-cell>
          <table:table-cell office:value-type="string">
            <text:p>ac-ci-dent</text:p>
          </table:table-cell>
          <table:table-cell office:value-type="string">
            <text:p>a bad thing that you did but didn't want to happen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llion</text:p>
          </table:table-cell>
          <table:table-cell office:value-type="string">
            <text:p>mil-li-on</text:p>
          </table:table-cell>
          <table:table-cell office:value-type="string">
            <text:p>thousand thousand, 1000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office:value-type="string">
            <text:p>to think something is true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wonderful</text:p>
          </table:table-cell>
          <table:table-cell office:value-type="string">
            <text:p>won-der-ful</text:p>
          </table:table-cell>
          <table:table-cell office:value-type="string">
            <text:p>very good, happy, great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rrect</text:p>
          </table:table-cell>
          <table:table-cell office:value-type="string">
            <text:p>cor-rect</text:p>
          </table:table-cell>
          <table:table-cell office:value-type="string">
            <text:p>right, not wrong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ime zone</text:p>
          </table:table-cell>
          <table:table-cell office:value-type="string">
            <text:p>time-zone</text:p>
          </table:table-cell>
          <table:table-cell office:value-type="string">
            <text:p>when the time is different at a different place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East</text:p>
          </table:table-cell>
          <table:table-cell office:value-type="string">
            <text:p>to go right on a map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way people in a country do thing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eadache</text:p>
          </table:table-cell>
          <table:table-cell office:value-type="string">
            <text:p>head-ache</text:p>
          </table:table-cell>
          <table:table-cell office:value-type="string">
            <text:p>when your head hurt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ache</text:p>
          </table:table-cell>
          <table:table-cell office:value-type="string">
            <text:p>to hurt insid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ever</text:p>
          </table:table-cell>
          <table:table-cell office:value-type="string">
            <text:p>fe-ver</text:p>
          </table:table-cell>
          <table:table-cell office:value-type="string">
            <text:p>when you are hot because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cough</text:p>
          </table:table-cell>
          <table:table-cell office:value-type="string">
            <text:p>to shoot air out of your mouth when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sore</text:p>
          </table:table-cell>
          <table:table-cell office:value-type="string">
            <text:p>hurt, pain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throat</text:p>
          </table:table-cell>
          <table:table-cell office:value-type="string">
            <text:p>the tube in your neck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tter</text:p>
          </table:table-cell>
          <table:table-cell office:value-type="string">
            <text:p>mat-ter</text:p>
          </table:table-cell>
          <table:table-cell office:value-type="string">
            <text:p>something happening, something wrong, a problem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rest (v)</text:p>
          </table:table-cell>
          <table:table-cell office:value-type="string">
            <text:p>to sleep, to relax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ppointment</text:p>
          </table:table-cell>
          <table:table-cell office:value-type="string">
            <text:p>ap-point-ment</text:p>
          </table:table-cell>
          <table:table-cell office:value-type="string">
            <text:p>when you have to see someone at a special tim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epare</text:p>
          </table:table-cell>
          <table:table-cell office:value-type="string">
            <text:p>pre-pare</text:p>
          </table:table-cell>
          <table:table-cell office:value-type="string">
            <text:p>to get ready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fence</text:p>
          </table:table-cell>
          <table:table-cell office:value-type="string">
            <text:p>a wooden wall with no roof that you can see through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tep</text:p>
          </table:table-cell>
          <table:table-cell office:value-type="string">
            <text:p>to move your foot one time, to walk a littl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trip</text:p>
          </table:table-cell>
          <table:table-cell office:value-type="string">
            <text:p>to fall while walking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enjoy</text:p>
          </table:table-cell>
          <table:table-cell office:value-type="string">
            <text:p>en-joy</text:p>
          </table:table-cell>
          <table:table-cell office:value-type="string">
            <text:p>to like to do something, to have fun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string">
            <text:p>dust</text:p>
          </table:table-cell>
          <table:table-cell office:value-type="string">
            <text:p>little pieces of dirt, gray fuzzy stuff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roceries</text:p>
          </table:table-cell>
          <table:table-cell office:value-type="string">
            <text:p>gro-ceries</text:p>
          </table:table-cell>
          <table:table-cell office:value-type="string">
            <text:p>food you can buy at the store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office:value-type="string">
            <text:p>a message or note you can write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lots of hairs that you can use for cleaning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liquid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et up</text:p>
          </table:table-cell>
          <table:table-cell office:value-type="string">
            <text:p>get-up</text:p>
          </table:table-cell>
          <table:table-cell office:value-type="string">
            <text:p>to stand up, to wake up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ibrary</text:p>
          </table:table-cell>
          <table:table-cell office:value-type="string">
            <text:p>li-brary</text:p>
          </table:table-cell>
          <table:table-cell office:value-type="string">
            <text:p>a place with a lot of book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miss</text:p>
          </table:table-cell>
          <table:table-cell office:value-type="string">
            <text:p>to want, can't find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ackpack</text:p>
          </table:table-cell>
          <table:table-cell office:value-type="string">
            <text:p>back-pack</text:p>
          </table:table-cell>
          <table:table-cell office:value-type="string">
            <text:p>a bag that you carry on your back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thief</text:p>
          </table:table-cell>
          <table:table-cell office:value-type="string">
            <text:p>a person who steals thing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steal</text:p>
          </table:table-cell>
          <table:table-cell office:value-type="string">
            <text:p>to take without asking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leave</text:p>
          </table:table-cell>
          <table:table-cell office:value-type="string">
            <text:p>to go away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quick</text:p>
          </table:table-cell>
          <table:table-cell office:value-type="string">
            <text:p>fas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move to try to be healthy, work ou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agazine</text:p>
          </table:table-cell>
          <table:table-cell office:value-type="string">
            <text:p>mag-a-zine</text:p>
          </table:table-cell>
          <table:table-cell office:value-type="string">
            <text:p>a thin book with lots of pictures and short stories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ay off</text:p>
          </table:table-cell>
          <table:table-cell office:value-type="string">
            <text:p>day-off</text:p>
          </table:table-cell>
          <table:table-cell office:value-type="string">
            <text:p>a day where you don't have to go to work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ocus</text:p>
          </table:table-cell>
          <table:table-cell office:value-type="string">
            <text:p>fo-cus</text:p>
          </table:table-cell>
          <table:table-cell office:value-type="string">
            <text:p>to pay attention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ungry</text:p>
          </table:table-cell>
          <table:table-cell office:value-type="string">
            <text:p>hun-gry</text:p>
          </table:table-cell>
          <table:table-cell office:value-type="string">
            <text:p>to want to eat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ealthy</text:p>
          </table:table-cell>
          <table:table-cell office:value-type="string">
            <text:p>health-y</text:p>
          </table:table-cell>
          <table:table-cell office:value-type="string">
            <text:p>to not be sick, to be stron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sick</text:p>
          </table:table-cell>
          <table:table-cell office:value-type="string">
            <text:p>to have a problem with your body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enormous</text:p>
          </table:table-cell>
          <table:table-cell office:value-type="string">
            <text:p>e-nor-mous</text:p>
          </table:table-cell>
          <table:table-cell office:value-type="string">
            <text:p>very bi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iny</text:p>
          </table:table-cell>
          <table:table-cell office:value-type="string">
            <text:p>ti-ny</text:p>
          </table:table-cell>
          <table:table-cell office:value-type="string">
            <text:p>very small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string">
            <text:p>full</text:p>
          </table:table-cell>
          <table:table-cell office:value-type="string">
            <text:p>no room inside, can't put anything more inside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itamin</text:p>
          </table:table-cell>
          <table:table-cell office:value-type="string">
            <text:p>vi-tam-in</text:p>
          </table:table-cell>
          <table:table-cell office:value-type="string">
            <text:p>medicine that you eat every day like food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othpaste</text:p>
          </table:table-cell>
          <table:table-cell office:value-type="string">
            <text:p>tooth-paste</text:p>
          </table:table-cell>
          <table:table-cell office:value-type="string">
            <text:p>soap for your mouth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rmchair</text:p>
          </table:table-cell>
          <table:table-cell office:value-type="string">
            <text:p>arm-chair</text:p>
          </table:table-cell>
          <table:table-cell office:value-type="string">
            <text:p>a big chair with arms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omfortable</text:p>
          </table:table-cell>
          <table:table-cell office:value-type="string">
            <text:p>com-fort-ab-le</text:p>
          </table:table-cell>
          <table:table-cell office:value-type="string">
            <text:p>to feel good, not sick, happy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string">
            <text:p>dull</text:p>
          </table:table-cell>
          <table:table-cell office:value-type="string">
            <text:p>boring, not colorful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hiny</text:p>
          </table:table-cell>
          <table:table-cell office:value-type="string">
            <text:p>shi-ny</text:p>
          </table:table-cell>
          <table:table-cell office:value-type="string">
            <text:p>with lots of light bouncing off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n time</text:p>
          </table:table-cell>
          <table:table-cell office:value-type="string">
            <text:p>on-time</text:p>
          </table:table-cell>
          <table:table-cell office:value-type="string">
            <text:p>not early or lat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born</text:p>
          </table:table-cell>
          <table:table-cell office:value-type="string">
            <text:p>when you started lif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row up</text:p>
          </table:table-cell>
          <table:table-cell office:value-type="string">
            <text:p>grow-up</text:p>
          </table:table-cell>
          <table:table-cell office:value-type="string">
            <text:p>to get bigger, to become an adul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illage</text:p>
          </table:table-cell>
          <table:table-cell office:value-type="string">
            <text:p>vil-lage</text:p>
          </table:table-cell>
          <table:table-cell office:value-type="string">
            <text:p>a very small city or tow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elementary</text:p>
          </table:table-cell>
          <table:table-cell office:value-type="string">
            <text:p>el-e-ment-ar-y</text:p>
          </table:table-cell>
          <table:table-cell office:value-type="string">
            <text:p>the starting stuff, the first things you lear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ctory</text:p>
          </table:table-cell>
          <table:table-cell office:value-type="string">
            <text:p>fac-tor-y</text:p>
          </table:table-cell>
          <table:table-cell office:value-type="string">
            <text:p>a big building where you can make things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rrive</text:p>
          </table:table-cell>
          <table:table-cell office:value-type="string">
            <text:p>ar-rive</text:p>
          </table:table-cell>
          <table:table-cell office:value-type="string">
            <text:p>to come, to show up, to get to a place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obby</text:p>
          </table:table-cell>
          <table:table-cell office:value-type="string">
            <text:p>hob-by</text:p>
          </table:table-cell>
          <table:table-cell office:value-type="string">
            <text:p>something you like to do for fun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ero</text:p>
          </table:table-cell>
          <table:table-cell office:value-type="string">
            <text:p>he-ro</text:p>
          </table:table-cell>
          <table:table-cell office:value-type="string">
            <text:p>a person who saves other peopl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reckles</text:p>
          </table:table-cell>
          <table:table-cell office:value-type="string">
            <text:p>freck-les</text:p>
          </table:table-cell>
          <table:table-cell office:value-type="string">
            <text:p>red or brown dots on your fac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hildhood</text:p>
          </table:table-cell>
          <table:table-cell office:value-type="string">
            <text:p>child-hood</text:p>
          </table:table-cell>
          <table:table-cell office:value-type="string">
            <text:p>the time when you are a child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dvertisement</text:p>
          </table:table-cell>
          <table:table-cell office:value-type="string">
            <text:p>ad-ver-tise-ment</text:p>
          </table:table-cell>
          <table:table-cell office:value-type="string">
            <text:p>a picture or movie that wants you to buy something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08/30/2020</text:date>, <text:time>23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H7M58S</meta:editing-duration>
    <meta:editing-cycles>19</meta:editing-cycles>
    <meta:generator>OpenOffice/4.1.6$Win32 OpenOffice.org_project/416m1$Build-9790</meta:generator>
    <dc:date>2020-08-30T23:24:59.42</dc:date>
    <meta:document-statistic meta:table-count="3" meta:cell-count="2148" meta:object-count="0"/>
    <meta:user-defined meta:name="Info 1"/>
    <meta:user-defined meta:name="Info 2"/>
    <meta:user-defined meta:name="Info 3"/>
    <meta:user-defined meta:name="Info 4"/>
  </office:meta>
</office:document-meta>
</file>